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3000000559F3D30CBE3468F15.png" manifest:media-type="image/png"/>
  <manifest:file-entry manifest:full-path="Pictures/10000001000001190000003FFF9D8C4D6EFD15D0.png" manifest:media-type="image/png"/>
  <manifest:file-entry manifest:full-path="Pictures/100000010000011C00000040D3671881A5433BD2.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DD000000BBD5E763C35A8FF09A.png" manifest:media-type="image/png"/>
  <manifest:file-entry manifest:full-path="Pictures/100000010000011B000000577C2CF91F7BB6E5EC.png" manifest:media-type="image/png"/>
  <manifest:file-entry manifest:full-path="Pictures/1000000100000116000002490EE3021A35D720EF.png" manifest:media-type="image/png"/>
  <manifest:file-entry manifest:full-path="Pictures/10000001000000C90000009BD127F414F04BFAD9.png" manifest:media-type="image/png"/>
  <manifest:file-entry manifest:full-path="Pictures/10000001000000920000002BF032447E23FEE1AB.png" manifest:media-type="image/png"/>
  <manifest:file-entry manifest:full-path="Pictures/10000001000000C4000000C4376954CEC3B92F3A.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8A00000046E35A481341636A57.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2600000143D5A08CF95BF1EF1D.png" manifest:media-type="image/png"/>
  <manifest:file-entry manifest:full-path="Pictures/1000000100000117000000A7BFA0EEA92DC8A322.png" manifest:media-type="image/png"/>
  <manifest:file-entry manifest:full-path="Pictures/10000001000001190000003B8D2BB98F58AFC8BE.png" manifest:media-type="image/png"/>
  <manifest:file-entry manifest:full-path="Pictures/10000001000000C6000000A843E1FCDC0505B4CA.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AC000000DD7499C906F1993BE6.png" manifest:media-type="image/png"/>
  <manifest:file-entry manifest:full-path="Pictures/10000001000001880000014885089C779861D56A.png" manifest:media-type="image/png"/>
  <manifest:file-entry manifest:full-path="Pictures/100000010000011A0000003C770BE39E6AF30EF8.png" manifest:media-type="image/png"/>
  <manifest:file-entry manifest:full-path="Pictures/100000010000011A0000006ACD2555FBBB28801E.png" manifest:media-type="image/png"/>
  <manifest:file-entry manifest:full-path="Pictures/100000010000012F00000141FA3AEE570D07AC5D.png" manifest:media-type="image/png"/>
  <manifest:file-entry manifest:full-path="Pictures/1000000100000196000000AC1EAD7F2DCC91140E.png" manifest:media-type="image/png"/>
  <manifest:file-entry manifest:full-path="Pictures/100000010000006A0000001B6BFE179080E6AA6A.png" manifest:media-type="image/png"/>
  <manifest:file-entry manifest:full-path="Pictures/100000010000020F00000050E88C0F5292C7266F.png" manifest:media-type="image/png"/>
  <manifest:file-entry manifest:full-path="Pictures/1000000100000119000000BBF0DDC2F218CD586F.png" manifest:media-type="image/png"/>
  <manifest:file-entry manifest:full-path="Pictures/10000001000001050000015A63D0CE3930CA30BB.png" manifest:media-type="image/png"/>
  <manifest:file-entry manifest:full-path="Pictures/100000010000011A0000003D0029AFD5D05668C5.png" manifest:media-type="image/png"/>
  <manifest:file-entry manifest:full-path="Pictures/1000000100000119000000A9095E39FEC1611CA3.png" manifest:media-type="image/png"/>
  <manifest:file-entry manifest:full-path="Pictures/10000001000001BA000000D8C3EE44D0512308E6.png" manifest:media-type="image/png"/>
  <manifest:file-entry manifest:full-path="Pictures/100000010000011D000000418D1F714225B88DC3.png" manifest:media-type="image/png"/>
  <manifest:file-entry manifest:full-path="Pictures/100000010000011F0000007DEEFA5708F431F28E.png" manifest:media-type="image/png"/>
  <manifest:file-entry manifest:full-path="Pictures/100000010000014D0000003C5970B04F70C8CCBA.png" manifest:media-type="image/png"/>
  <manifest:file-entry manifest:full-path="Pictures/1000000100000072000000A9054559565DA33D88.png" manifest:media-type="image/png"/>
  <manifest:file-entry manifest:full-path="Pictures/100000010000011F000001536AD3BF79C89C9CBC.png" manifest:media-type="image/png"/>
  <manifest:file-entry manifest:full-path="Pictures/1000000100000155000000E8713485E1E932E2B2.png" manifest:media-type="image/png"/>
  <manifest:file-entry manifest:full-path="Pictures/100000010000011B0000003F6BB906324CB59044.png" manifest:media-type="image/png"/>
  <manifest:file-entry manifest:full-path="Pictures/10000001000001FE0000005A5707DCEC5FE0E623.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130000000D5E7364E439AAABF27.png" manifest:media-type="image/png"/>
  <manifest:file-entry manifest:full-path="Pictures/10000000000000D00000007B8D8C0F777CDF6E30.png" manifest:media-type="image/png"/>
  <manifest:file-entry manifest:full-path="Pictures/10000001000000BA00000055CFB0460C3E32B1FE.png" manifest:media-type="image/png"/>
  <manifest:file-entry manifest:full-path="Pictures/10000000000000C50000009E6B6DB6B9F3827925.png" manifest:media-type="image/png"/>
  <manifest:file-entry manifest:full-path="Pictures/10000001000001FC000000DF9728AEC3F3DFC85E.png" manifest:media-type="image/png"/>
  <manifest:file-entry manifest:full-path="Pictures/10000001000000AE000000E178F6D45D44B2689A.png" manifest:media-type="image/png"/>
  <manifest:file-entry manifest:full-path="Pictures/10000001000000DE000000B541B51CEC9182A256.png" manifest:media-type="image/png"/>
  <manifest:file-entry manifest:full-path="Pictures/10000001000000F5000000844A25B95641B097E5.png" manifest:media-type="image/png"/>
  <manifest:file-entry manifest:full-path="Pictures/100000010000011A0000006A3E6540A4A87927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4ee9d"/>
    </style:style>
    <style:style style:name="P5" style:family="paragraph" style:parent-style-name="Horizontal_20_Line">
      <style:text-properties officeooo:rsid="0256b2b0" officeooo:paragraph-rsid="03326150"/>
    </style:style>
    <style:style style:name="P6" style:family="paragraph" style:parent-style-name="Text_20_body">
      <style:text-properties officeooo:rsid="0256b2b0" officeooo:paragraph-rsid="03326150"/>
    </style:style>
    <style:style style:name="P7" style:family="paragraph" style:parent-style-name="Text_20_body">
      <style:text-properties officeooo:rsid="0256b2b0"/>
    </style:style>
    <style:style style:name="P8" style:family="paragraph" style:parent-style-name="Standard">
      <style:text-properties officeooo:rsid="032b8b18" officeooo:paragraph-rsid="032b8b18"/>
    </style:style>
    <style:style style:name="P9" style:family="paragraph" style:parent-style-name="Standard">
      <style:text-properties officeooo:rsid="02878d69" officeooo:paragraph-rsid="03326150"/>
    </style:style>
    <style:style style:name="P10" style:family="paragraph" style:parent-style-name="Standard">
      <style:text-properties officeooo:paragraph-rsid="03326150"/>
    </style:style>
    <style:style style:name="P11" style:family="paragraph" style:parent-style-name="Heading_20_4">
      <style:text-properties officeooo:paragraph-rsid="03326150"/>
    </style:style>
    <style:style style:name="P12" style:family="paragraph" style:parent-style-name="Horizontal_20_Line">
      <style:text-properties officeooo:paragraph-rsid="03326150"/>
    </style:style>
    <style:style style:name="P13" style:family="paragraph" style:parent-style-name="Text_20_body">
      <style:text-properties officeooo:paragraph-rsid="03326150"/>
    </style:style>
    <style:style style:name="P14" style:family="paragraph" style:parent-style-name="Standard">
      <style:text-properties officeooo:rsid="03326150" officeooo:paragraph-rsid="0335801e"/>
    </style:style>
    <style:style style:name="P15" style:family="paragraph" style:parent-style-name="Text_20_body">
      <style:text-properties officeooo:rsid="03326150" officeooo:paragraph-rsid="03326150"/>
    </style:style>
    <style:style style:name="P16" style:family="paragraph" style:parent-style-name="Standard">
      <style:text-properties officeooo:rsid="0335801e" officeooo:paragraph-rsid="0335801e"/>
    </style:style>
    <style:style style:name="P17" style:family="paragraph" style:parent-style-name="Standard">
      <style:text-properties officeooo:rsid="0335801e" officeooo:paragraph-rsid="0335d456"/>
    </style:style>
    <style:style style:name="P18" style:family="paragraph" style:parent-style-name="Horizontal_20_Line">
      <style:text-properties officeooo:rsid="0335801e" officeooo:paragraph-rsid="0335d456"/>
    </style:style>
    <style:style style:name="P19" style:family="paragraph" style:parent-style-name="Text_20_body">
      <style:text-properties officeooo:rsid="0335801e" officeooo:paragraph-rsid="0335d456"/>
    </style:style>
    <style:style style:name="P20" style:family="paragraph" style:parent-style-name="Standard">
      <style:text-properties officeooo:rsid="02c77410" officeooo:paragraph-rsid="0335d456"/>
    </style:style>
    <style:style style:name="P21" style:family="paragraph" style:parent-style-name="Text_20_body">
      <style:text-properties officeooo:rsid="02c77410" officeooo:paragraph-rsid="0335d456"/>
    </style:style>
    <style:style style:name="P22" style:family="paragraph" style:parent-style-name="Standard">
      <style:text-properties officeooo:paragraph-rsid="0338a514"/>
    </style:style>
    <style:style style:name="P23" style:family="paragraph" style:parent-style-name="Standard">
      <style:text-properties officeooo:rsid="03455f42" officeooo:paragraph-rsid="03455f42"/>
    </style:style>
    <style:style style:name="P24" style:family="paragraph" style:parent-style-name="Text_20_body">
      <style:text-properties officeooo:rsid="03455f42" officeooo:paragraph-rsid="03455f42"/>
    </style:style>
    <style:style style:name="P25" style:family="paragraph" style:parent-style-name="Standard">
      <style:text-properties officeooo:paragraph-rsid="03455f42"/>
    </style:style>
    <style:style style:name="P26" style:family="paragraph" style:parent-style-name="Text_20_body">
      <style:text-properties officeooo:paragraph-rsid="03455f42"/>
    </style:style>
    <style:style style:name="P27" style:family="paragraph" style:parent-style-name="Standard">
      <style:text-properties officeooo:paragraph-rsid="0345af1b"/>
    </style:style>
    <style:style style:name="P28" style:family="paragraph" style:parent-style-name="Standard">
      <style:text-properties officeooo:paragraph-rsid="034cc8f1"/>
    </style:style>
    <style:style style:name="P29" style:family="paragraph" style:parent-style-name="Heading_20_4">
      <style:text-properties officeooo:paragraph-rsid="034cc8f1"/>
    </style:style>
    <style:style style:name="P30" style:family="paragraph" style:parent-style-name="Text_20_body">
      <style:text-properties officeooo:paragraph-rsid="034cc8f1"/>
    </style:style>
    <style:style style:name="P31" style:family="paragraph" style:parent-style-name="Standard">
      <style:text-properties officeooo:rsid="032b465d" officeooo:paragraph-rsid="0354ee9d"/>
    </style:style>
    <style:style style:name="P32"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officeooo:paragraph-rsid="0335d456"/>
    </style:style>
    <style:style style:name="P34" style:family="paragraph" style:parent-style-name="Horizontal_20_Line">
      <style:text-properties officeooo:paragraph-rsid="033b2517"/>
    </style:style>
    <style:style style:name="P35" style:family="paragraph" style:parent-style-name="Heading_20_4">
      <style:text-properties officeooo:paragraph-rsid="033edd08"/>
    </style:style>
    <style:style style:name="P36" style:family="paragraph" style:parent-style-name="Horizontal_20_Line">
      <style:text-properties officeooo:rsid="0338a514" officeooo:paragraph-rsid="0338a514"/>
    </style:style>
    <style:style style:name="P37" style:family="paragraph" style:parent-style-name="Text_20_body">
      <style:text-properties officeooo:rsid="0338a514" officeooo:paragraph-rsid="0338a514"/>
    </style:style>
    <style:style style:name="P38" style:family="paragraph" style:parent-style-name="Horizontal_20_Line">
      <style:text-properties officeooo:rsid="00fc1be0" officeooo:paragraph-rsid="033b2517"/>
    </style:style>
    <style:style style:name="P39" style:family="paragraph" style:parent-style-name="Text_20_body">
      <style:text-properties officeooo:rsid="00fc1be0" officeooo:paragraph-rsid="033b2517"/>
    </style:style>
    <style:style style:name="P40" style:family="paragraph" style:parent-style-name="Text_20_body">
      <style:text-properties officeooo:rsid="032fba19" officeooo:paragraph-rsid="03326150"/>
    </style:style>
    <style:style style:name="P41" style:family="paragraph" style:parent-style-name="Text_20_body">
      <style:text-properties officeooo:rsid="0093dd40" officeooo:paragraph-rsid="03326150"/>
    </style:style>
    <style:style style:name="P42" style:family="paragraph" style:parent-style-name="Text_20_body">
      <style:text-properties officeooo:rsid="033341ed" officeooo:paragraph-rsid="03326150"/>
    </style:style>
    <style:style style:name="P43" style:family="paragraph" style:parent-style-name="Text_20_body">
      <style:text-properties officeooo:rsid="0094bfa7" officeooo:paragraph-rsid="03326150"/>
    </style:style>
    <style:style style:name="P44" style:family="paragraph" style:parent-style-name="Text_20_body">
      <style:text-properties officeooo:rsid="0098d7ca" officeooo:paragraph-rsid="03326150"/>
    </style:style>
    <style:style style:name="P45" style:family="paragraph" style:parent-style-name="Text_20_body">
      <style:text-properties officeooo:rsid="0336e8d8" officeooo:paragraph-rsid="03344452"/>
    </style:style>
    <style:style style:name="P46" style:family="paragraph" style:parent-style-name="Text_20_body">
      <style:text-properties officeooo:paragraph-rsid="03344452"/>
    </style:style>
    <style:style style:name="P47" style:family="paragraph" style:parent-style-name="Text_20_body">
      <style:text-properties officeooo:rsid="02c4ae60" officeooo:paragraph-rsid="033b2517"/>
    </style:style>
    <style:style style:name="P48" style:family="paragraph" style:parent-style-name="Text_20_body">
      <style:text-properties officeooo:rsid="02c5f6ea" officeooo:paragraph-rsid="033b2517"/>
    </style:style>
    <style:style style:name="P49" style:family="paragraph" style:parent-style-name="Text_20_body">
      <style:text-properties officeooo:rsid="00e3d2e3" officeooo:paragraph-rsid="033b88c1"/>
    </style:style>
    <style:style style:name="P50" style:family="paragraph" style:parent-style-name="Text_20_body">
      <style:text-properties officeooo:rsid="00e29a42" officeooo:paragraph-rsid="033b88c1"/>
    </style:style>
    <style:style style:name="P51" style:family="paragraph" style:parent-style-name="Text_20_body">
      <style:text-properties officeooo:rsid="00ebae4f" officeooo:paragraph-rsid="033b88c1"/>
    </style:style>
    <style:style style:name="P52" style:family="paragraph" style:parent-style-name="Text_20_body">
      <style:text-properties officeooo:rsid="033d4878" officeooo:paragraph-rsid="033d4878"/>
    </style:style>
    <style:style style:name="P53" style:family="paragraph" style:parent-style-name="Text_20_body">
      <style:text-properties officeooo:rsid="033edd08" officeooo:paragraph-rsid="033edd08"/>
    </style:style>
    <style:style style:name="P54" style:family="paragraph" style:parent-style-name="Text_20_body">
      <style:text-properties officeooo:rsid="03406005" officeooo:paragraph-rsid="03406005"/>
    </style:style>
    <style:style style:name="P55" style:family="paragraph" style:parent-style-name="Text_20_body">
      <style:text-properties officeooo:rsid="03406005" officeooo:paragraph-rsid="03421ae7"/>
    </style:style>
    <style:style style:name="P56" style:family="paragraph" style:parent-style-name="Text_20_body">
      <style:text-properties officeooo:paragraph-rsid="03406005"/>
    </style:style>
    <style:style style:name="P57" style:family="paragraph" style:parent-style-name="Text_20_body">
      <style:text-properties officeooo:rsid="03421ae7" officeooo:paragraph-rsid="03421ae7"/>
    </style:style>
    <style:style style:name="P58" style:family="paragraph" style:parent-style-name="Text_20_body">
      <style:text-properties officeooo:rsid="02c153c5" officeooo:paragraph-rsid="03427ad2"/>
    </style:style>
    <style:style style:name="P59" style:family="paragraph" style:parent-style-name="Horizontal_20_Line">
      <style:text-properties officeooo:rsid="02c153c5" officeooo:paragraph-rsid="035a3bdd"/>
    </style:style>
    <style:style style:name="P60" style:family="paragraph" style:parent-style-name="Text_20_body">
      <style:text-properties officeooo:rsid="02c10a3a" officeooo:paragraph-rsid="03427ad2"/>
    </style:style>
    <style:style style:name="P61" style:family="paragraph" style:parent-style-name="Text_20_body">
      <style:text-properties officeooo:rsid="0353fdd6" officeooo:paragraph-rsid="034cc8f1"/>
    </style:style>
    <style:style style:name="P62" style:family="paragraph" style:parent-style-name="Text_20_body">
      <style:text-properties officeooo:rsid="03550b61" officeooo:paragraph-rsid="034cc8f1"/>
    </style:style>
    <style:style style:name="P63" style:family="paragraph" style:parent-style-name="Contents_20_1">
      <style:paragraph-properties>
        <style:tab-stops>
          <style:tab-stop style:position="7.4807in" style:type="right" style:leader-style="dotted" style:leader-text="."/>
        </style:tab-stops>
      </style:paragraph-properties>
    </style:style>
    <style:style style:name="P64" style:family="paragraph" style:parent-style-name="Contents_20_2">
      <style:paragraph-properties>
        <style:tab-stops>
          <style:tab-stop style:position="7.2839in" style:type="right" style:leader-style="dotted" style:leader-text="."/>
        </style:tab-stops>
      </style:paragraph-properties>
    </style:style>
    <style:style style:name="P65" style:family="paragraph" style:parent-style-name="Contents_20_3">
      <style:paragraph-properties>
        <style:tab-stops>
          <style:tab-stop style:position="7.0874in" style:type="right" style:leader-style="dotted" style:leader-text="."/>
        </style:tab-stops>
      </style:paragraph-properties>
    </style:style>
    <style:style style:name="P66" style:family="paragraph" style:parent-style-name="Contents_20_4">
      <style:paragraph-properties>
        <style:tab-stops>
          <style:tab-stop style:position="6.8909in" style:type="right" style:leader-style="dotted" style:leader-text="."/>
        </style:tab-stops>
      </style:paragraph-properties>
    </style:style>
    <style:style style:name="P67" style:family="paragraph" style:parent-style-name="Contents_20_5">
      <style:paragraph-properties>
        <style:tab-stops>
          <style:tab-stop style:position="6.6945in" style:type="right" style:leader-style="dotted" style:leader-text="."/>
        </style:tab-stops>
      </style:paragraph-properties>
    </style:style>
    <style:style style:name="P68" style:family="paragraph" style:parent-style-name="Contents_20_Heading">
      <style:paragraph-properties fo:margin-top="0.0398in" fo:margin-bottom="0.0398in" style:contextual-spacing="false"/>
      <style:text-properties fo:color="#ffffff" loext:opacity="100%" officeooo:rsid="007c45d7" officeooo:paragraph-rsid="0354ee9d"/>
    </style:style>
    <style:style style:name="P69" style:family="paragraph" style:parent-style-name="Text_20_body">
      <style:paragraph-properties fo:margin-top="0in" fo:margin-bottom="0in" style:contextual-spacing="false"/>
      <style:text-properties officeooo:paragraph-rsid="0354ee9d"/>
    </style:style>
    <style:style style:name="P70" style:family="paragraph" style:parent-style-name="Heading_20_4">
      <style:text-properties officeooo:paragraph-rsid="03581351"/>
    </style:style>
    <style:style style:name="P71" style:family="paragraph" style:parent-style-name="Text_20_body">
      <style:text-properties officeooo:rsid="035c4943" officeooo:paragraph-rsid="03581351"/>
    </style:style>
    <style:style style:name="P72" style:family="paragraph" style:parent-style-name="Text_20_body">
      <style:text-properties officeooo:rsid="035b6fa0" officeooo:paragraph-rsid="03581351"/>
    </style:style>
    <style:style style:name="P73" style:family="paragraph" style:parent-style-name="Horizontal_20_Line">
      <style:text-properties officeooo:paragraph-rsid="035a3bdd"/>
    </style:style>
    <style:style style:name="P74" style:family="paragraph" style:parent-style-name="Standard">
      <style:text-properties officeooo:paragraph-rsid="035a3bdd"/>
    </style:style>
    <style:style style:name="P75" style:family="paragraph" style:parent-style-name="Text_20_body">
      <style:text-properties officeooo:paragraph-rsid="035a3bdd"/>
    </style:style>
    <style:style style:name="P76" style:family="paragraph" style:parent-style-name="Text_20_body">
      <style:text-properties officeooo:rsid="0368a07a" officeooo:paragraph-rsid="035a3bdd"/>
    </style:style>
    <style:style style:name="P77" style:family="paragraph" style:parent-style-name="Text_20_body">
      <style:text-properties officeooo:rsid="0368a07a" officeooo:paragraph-rsid="035d7f17"/>
    </style:style>
    <style:style style:name="P78" style:family="paragraph" style:parent-style-name="Standard">
      <style:text-properties officeooo:rsid="035a3bdd" officeooo:paragraph-rsid="035a3bdd"/>
    </style:style>
    <style:style style:name="P79" style:family="paragraph" style:parent-style-name="Text_20_body">
      <style:text-properties officeooo:rsid="02d3038d" officeooo:paragraph-rsid="035a3bdd"/>
    </style:style>
    <style:style style:name="P80" style:family="paragraph" style:parent-style-name="Text_20_body">
      <style:text-properties officeooo:rsid="02d3038d" officeooo:paragraph-rsid="035c252c"/>
    </style:style>
    <style:style style:name="P81" style:family="paragraph" style:parent-style-name="Text_20_body">
      <style:text-properties officeooo:rsid="0348abe3" officeooo:paragraph-rsid="035a3bdd"/>
    </style:style>
    <style:style style:name="P82" style:family="paragraph" style:parent-style-name="Text_20_body">
      <style:text-properties officeooo:rsid="0348abe3" officeooo:paragraph-rsid="035d7f17"/>
    </style:style>
    <style:style style:name="P83" style:family="paragraph" style:parent-style-name="Heading_20_4">
      <style:text-properties officeooo:paragraph-rsid="035d7f17"/>
    </style:style>
    <style:style style:name="P84" style:family="paragraph" style:parent-style-name="Standard">
      <style:text-properties officeooo:rsid="01a11a17" officeooo:paragraph-rsid="035d7f17"/>
    </style:style>
    <style:style style:name="P85" style:family="paragraph" style:parent-style-name="Text_20_body">
      <style:text-properties officeooo:rsid="036f67ae" officeooo:paragraph-rsid="035d7f17"/>
    </style:style>
    <style:style style:name="P86" style:family="paragraph" style:parent-style-name="Text_20_body">
      <style:text-properties officeooo:rsid="036f67ae" officeooo:paragraph-rsid="035f1a19"/>
    </style:style>
    <style:style style:name="P87" style:family="paragraph" style:parent-style-name="Contents_20_1">
      <style:paragraph-properties>
        <style:tab-stops>
          <style:tab-stop style:position="7.4807in" style:type="right" style:leader-style="dotted" style:leader-text="."/>
        </style:tab-stops>
      </style:paragraph-properties>
    </style:style>
    <style:style style:name="P88" style:family="paragraph" style:parent-style-name="Contents_20_2">
      <style:paragraph-properties>
        <style:tab-stops>
          <style:tab-stop style:position="7.2839in" style:type="right" style:leader-style="dotted" style:leader-text="."/>
        </style:tab-stops>
      </style:paragraph-properties>
    </style:style>
    <style:style style:name="P89" style:family="paragraph" style:parent-style-name="Contents_20_3">
      <style:paragraph-properties>
        <style:tab-stops>
          <style:tab-stop style:position="7.0874in" style:type="right" style:leader-style="dotted" style:leader-text="."/>
        </style:tab-stops>
      </style:paragraph-properties>
    </style:style>
    <style:style style:name="P90" style:family="paragraph" style:parent-style-name="Contents_20_4">
      <style:paragraph-properties>
        <style:tab-stops>
          <style:tab-stop style:position="6.8909in" style:type="right" style:leader-style="dotted" style:leader-text="."/>
        </style:tab-stops>
      </style:paragraph-properties>
    </style:style>
    <style:style style:name="P91" style:family="paragraph" style:parent-style-name="Contents_20_5">
      <style:paragraph-properties>
        <style:tab-stops>
          <style:tab-stop style:position="6.6945in" style:type="right" style:leader-style="dotted" style:leader-text="."/>
        </style:tab-stops>
      </style:paragraph-properties>
    </style:style>
    <style:style style:name="P92" style:family="paragraph" style:parent-style-name="Heading_20_1">
      <style:paragraph-properties fo:margin-top="0in" fo:margin-bottom="0in" style:contextual-spacing="false"/>
      <style:text-properties officeooo:paragraph-rsid="0345af1b"/>
    </style:style>
    <style:style style:name="P93" style:family="paragraph" style:parent-style-name="Heading_20_1">
      <style:paragraph-properties fo:margin-top="0in" fo:margin-bottom="0in" style:contextual-spacing="false"/>
      <style:text-properties officeooo:paragraph-rsid="032b8b18"/>
    </style:style>
    <style:style style:name="P94" style:family="paragraph" style:parent-style-name="Heading_20_1">
      <style:paragraph-properties fo:margin-top="0in" fo:margin-bottom="0in"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1" style:font-size-complex="18.2000007629395pt" style:font-weight-complex="bold"/>
    </style:style>
    <style:style style:name="P95" style:family="paragraph" style:parent-style-name="Heading_20_1">
      <style:paragraph-properties fo:margin-top="0in" fo:margin-bottom="0in"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1" style:font-size-complex="18.2000007629395pt" style:font-weight-complex="bold"/>
    </style:style>
    <style:style style:name="P96" style:family="paragraph" style:parent-style-name="Heading_20_1">
      <style:paragraph-properties fo:margin-top="0in" fo:margin-bottom="0in"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1" style:font-size-complex="18.2000007629395pt" style:font-weight-complex="bold"/>
    </style:style>
    <style:style style:name="P97" style:family="paragraph" style:parent-style-name="Heading_20_1">
      <style:paragraph-properties fo:margin-top="0in" fo:margin-bottom="0in"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1" style:font-size-complex="18.2000007629395pt" style:font-weight-complex="bold"/>
    </style:style>
    <style:style style:name="P98" style:family="paragraph" style:parent-style-name="Heading_20_2">
      <style:text-properties officeooo:rsid="0256b2b0"/>
    </style:style>
    <style:style style:name="P99" style:family="paragraph" style:parent-style-name="Heading_20_2">
      <style:text-properties officeooo:paragraph-rsid="03326150"/>
    </style:style>
    <style:style style:name="P100" style:family="paragraph" style:parent-style-name="Heading_20_2">
      <style:text-properties officeooo:paragraph-rsid="03344452"/>
    </style:style>
    <style:style style:name="P101" style:family="paragraph" style:parent-style-name="Heading_20_2">
      <style:text-properties officeooo:rsid="00a7faa0" officeooo:paragraph-rsid="03581351"/>
    </style:style>
    <style:style style:name="P102" style:family="paragraph" style:parent-style-name="Heading_20_2">
      <style:text-properties officeooo:paragraph-rsid="034cc8f1"/>
    </style:style>
    <style:style style:name="P103" style:family="paragraph" style:parent-style-name="Heading_20_2">
      <style:text-properties officeooo:paragraph-rsid="033b2517"/>
    </style:style>
    <style:style style:name="P104" style:family="paragraph" style:parent-style-name="Heading_20_2">
      <style:text-properties officeooo:paragraph-rsid="035a3bdd"/>
    </style:style>
    <style:style style:name="P105" style:family="paragraph" style:parent-style-name="Heading_20_2">
      <style:text-properties officeooo:rsid="0368a07a" officeooo:paragraph-rsid="035a3bdd"/>
    </style:style>
    <style:style style:name="P106" style:family="paragraph" style:parent-style-name="Heading_20_2">
      <style:text-properties officeooo:rsid="0368a07a" officeooo:paragraph-rsid="035d7f17"/>
    </style:style>
    <style:style style:name="P107" style:family="paragraph" style:parent-style-name="Heading_20_2">
      <style:text-properties officeooo:paragraph-rsid="03427ad2"/>
    </style:style>
    <style:style style:name="P108" style:family="paragraph" style:parent-style-name="Heading_20_3">
      <style:text-properties officeooo:paragraph-rsid="03326150"/>
    </style:style>
    <style:style style:name="P109" style:family="paragraph" style:parent-style-name="Heading_20_3">
      <style:text-properties officeooo:paragraph-rsid="03344452"/>
    </style:style>
    <style:style style:name="P110" style:family="paragraph" style:parent-style-name="Heading_20_3">
      <style:text-properties officeooo:paragraph-rsid="0335d456"/>
    </style:style>
    <style:style style:name="P111" style:family="paragraph" style:parent-style-name="Heading_20_3">
      <style:text-properties officeooo:paragraph-rsid="03581351"/>
    </style:style>
    <style:style style:name="P112" style:family="paragraph" style:parent-style-name="Heading_20_3">
      <style:text-properties officeooo:paragraph-rsid="034cc8f1"/>
    </style:style>
    <style:style style:name="P113" style:family="paragraph" style:parent-style-name="Heading_20_3">
      <style:text-properties officeooo:paragraph-rsid="033b2517"/>
    </style:style>
    <style:style style:name="P114" style:family="paragraph" style:parent-style-name="Heading_20_3">
      <style:text-properties officeooo:paragraph-rsid="035d7f17"/>
    </style:style>
    <style:style style:name="P115" style:family="paragraph" style:parent-style-name="Heading_20_3">
      <style:text-properties officeooo:paragraph-rsid="03427ad2"/>
    </style:style>
    <style:style style:name="P116" style:family="paragraph" style:parent-style-name="Heading_20_3">
      <style:text-properties officeooo:rsid="036413d5" officeooo:paragraph-rsid="036413d5"/>
    </style:style>
    <style:style style:name="P117" style:family="paragraph" style:parent-style-name="Heading_20_5">
      <style:text-properties officeooo:paragraph-rsid="03326150"/>
    </style:style>
    <style:style style:name="P118"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1" style:font-size-complex="11.8999996185303pt" style:font-weight-complex="bold"/>
    </style:style>
    <style:style style:name="P119" style:family="paragraph" style:parent-style-name="Heading_20_5">
      <style:text-properties officeooo:paragraph-rsid="033b2517"/>
    </style:style>
    <style:style style:name="P120" style:family="paragraph" style:parent-style-name="Heading_20_5">
      <style:text-properties officeooo:paragraph-rsid="035d7f17"/>
    </style:style>
    <style:style style:name="T1" style:family="text">
      <style:text-properties fo:font-size="10pt" officeooo:rsid="001a177c" style:font-size-asian="10pt" style:font-size-complex="10pt"/>
    </style:style>
    <style:style style:name="T2" style:family="text">
      <style:text-properties fo:font-size="10pt" officeooo:rsid="035983b6"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7b6af" style:font-size-asian="10pt" style:font-size-complex="10pt"/>
    </style:style>
    <style:style style:name="T5" style:family="text">
      <style:text-properties fo:font-size="10pt" officeooo:rsid="0354e18b" style:font-size-asian="10pt" style:font-size-complex="10pt"/>
    </style:style>
    <style:style style:name="T6" style:family="text">
      <style:text-properties fo:font-size="10pt" officeooo:rsid="0354ee9d"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0fb9e"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335d367"/>
    </style:style>
    <style:style style:name="T16" style:family="text">
      <style:text-properties officeooo:rsid="032ed9c0"/>
    </style:style>
    <style:style style:name="T17" style:family="text">
      <style:text-properties officeooo:rsid="03326150"/>
    </style:style>
    <style:style style:name="T18" style:family="text">
      <style:text-properties officeooo:rsid="032fba19"/>
    </style:style>
    <style:style style:name="T19" style:family="text">
      <style:text-properties officeooo:rsid="0098d7ca"/>
    </style:style>
    <style:style style:name="T20" style:family="text">
      <style:text-properties officeooo:rsid="00968358"/>
    </style:style>
    <style:style style:name="T21" style:family="text">
      <style:text-properties officeooo:rsid="0335801e"/>
    </style:style>
    <style:style style:name="T22" style:family="text">
      <style:text-properties officeooo:rsid="0335d456"/>
    </style:style>
    <style:style style:name="T23" style:family="text">
      <style:text-properties officeooo:rsid="02c77410"/>
    </style:style>
    <style:style style:name="T24" style:family="text">
      <style:text-properties officeooo:rsid="0338a514"/>
    </style:style>
    <style:style style:name="T25" style:family="text">
      <style:text-properties officeooo:rsid="00fc1be0"/>
    </style:style>
    <style:style style:name="T26" style:family="text">
      <style:text-properties officeooo:rsid="00fc635b"/>
    </style:style>
    <style:style style:name="T27" style:family="text">
      <style:text-properties officeooo:rsid="02c5f6ea"/>
    </style:style>
    <style:style style:name="T28" style:family="text">
      <style:text-properties officeooo:rsid="02c4072e"/>
    </style:style>
    <style:style style:name="T29" style:family="text">
      <style:text-properties officeooo:rsid="033b2517"/>
    </style:style>
    <style:style style:name="T30" style:family="text">
      <style:text-properties officeooo:rsid="033b88c1"/>
    </style:style>
    <style:style style:name="T31" style:family="text">
      <style:text-properties officeooo:rsid="033d4878"/>
    </style:style>
    <style:style style:name="T32" style:family="text">
      <style:text-properties officeooo:rsid="02c153c5"/>
    </style:style>
    <style:style style:name="T33" style:family="text">
      <style:text-properties officeooo:rsid="03455f42"/>
    </style:style>
    <style:style style:name="T34" style:family="text">
      <style:text-properties officeooo:rsid="0368094c"/>
    </style:style>
    <style:style style:name="T35" style:family="text">
      <style:text-properties officeooo:rsid="0345af1b"/>
    </style:style>
    <style:style style:name="T36" style:family="text">
      <style:text-properties officeooo:rsid="0353fdd6"/>
    </style:style>
    <style:style style:name="T37" style:family="text">
      <style:text-properties officeooo:rsid="03528716"/>
    </style:style>
    <style:style style:name="T38" style:family="text">
      <style:text-properties officeooo:rsid="0354ee9d"/>
    </style:style>
    <style:style style:name="T39" style:family="text">
      <style:text-properties officeooo:rsid="035a3bdd"/>
    </style:style>
    <style:style style:name="T40" style:family="text">
      <style:text-properties officeooo:rsid="0368d217"/>
    </style:style>
    <style:style style:name="T41" style:family="text">
      <style:text-properties officeooo:rsid="0368a07a"/>
    </style:style>
    <style:style style:name="T42" style:family="text">
      <style:text-properties officeooo:rsid="036d2a3f"/>
    </style:style>
    <style:style style:name="T43" style:family="text">
      <style:text-properties officeooo:rsid="036f67ae"/>
    </style:style>
    <style:style style:name="T44" style:family="text">
      <style:text-properties officeooo:rsid="035f1a19"/>
    </style:style>
    <style:style style:name="T45" style:family="text">
      <style:text-properties officeooo:rsid="036413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575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0" draw:name="Bild22" text:anchor-type="char" svg:width="0.3272in" svg:height="0.3272in" draw:z-index="55"><draw:image xlink:href="Pictures/1000000100000080000000802F260AA07D3ACAE1.png" xlink:type="simple" xlink:show="embed" xlink:actuate="onLoad" draw:mime-type="image/png"/></draw:frame></text:p>
          </table:table-cell>
          <table:table-cell table:style-name="Tabelle10.B1" office:value-type="string">
            <text:p text:style-name="P68"><text:s/>7.1.38 Editors - 3D View<text:span text:style-name="T38">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7"><text:a xlink:type="simple" xlink:href="#__RefHeading___Toc7120_126077488" text:style-name="Index_20_Link" text:visited-style-name="Index_20_Link">Detailed Table of content<text:tab/>1</text:a></text:p>
          <text:p text:style-name="P87"><text:a xlink:type="simple" xlink:href="#__RefHeading___Toc10282_2119374318" text:style-name="Index_20_Link" text:visited-style-name="Index_20_Link">Edit Mode - Armature Menu<text:tab/>5</text:a></text:p>
          <text:p text:style-name="P87"><text:a xlink:type="simple" xlink:href="#__RefHeading___Toc7858_1054810567" text:style-name="Index_20_Link" text:visited-style-name="Index_20_Link">Transform - Submenu<text:tab/>5</text:a></text:p>
          <text:p text:style-name="P88"><text:a xlink:type="simple" xlink:href="#__RefHeading___Toc2735_245601171" text:style-name="Index_20_Link" text:visited-style-name="Index_20_Link">To Sphere<text:tab/>5</text:a></text:p>
          <text:p text:style-name="P88"><text:a xlink:type="simple" xlink:href="#__RefHeading___Toc44836_1293193603" text:style-name="Index_20_Link" text:visited-style-name="Index_20_Link">Shear<text:tab/>6</text:a></text:p>
          <text:p text:style-name="P88"><text:a xlink:type="simple" xlink:href="#__RefHeading___Toc2739_245601171" text:style-name="Index_20_Link" text:visited-style-name="Index_20_Link">Bend<text:tab/>7</text:a></text:p>
          <text:p text:style-name="P88"><text:a xlink:type="simple" xlink:href="#__RefHeading___Toc44838_1293193603" text:style-name="Index_20_Link" text:visited-style-name="Index_20_Link">Push/Pull<text:tab/>7</text:a></text:p>
          <text:p text:style-name="P88"><text:a xlink:type="simple" xlink:href="#__RefHeading___Toc2743_245601171" text:style-name="Index_20_Link" text:visited-style-name="Index_20_Link">Warp<text:tab/>8</text:a></text:p>
          <text:p text:style-name="P88"><text:a xlink:type="simple" xlink:href="#__RefHeading___Toc44840_1293193603" text:style-name="Index_20_Link" text:visited-style-name="Index_20_Link">Randomize Transform<text:tab/>8</text:a></text:p>
          <text:p text:style-name="P88"><text:a xlink:type="simple" xlink:href="#__RefHeading___Toc44842_1293193603" text:style-name="Index_20_Link" text:visited-style-name="Index_20_Link">Align Bones<text:tab/>9</text:a></text:p>
          <text:p text:style-name="P87"><text:a xlink:type="simple" xlink:href="#__RefHeading___Toc1604_9062528" text:style-name="Index_20_Link" text:visited-style-name="Index_20_Link">Mirror<text:tab/>9</text:a></text:p>
          <text:p text:style-name="P88"><text:a xlink:type="simple" xlink:href="#__RefHeading___Toc4092_1054810567" text:style-name="Index_20_Link" text:visited-style-name="Index_20_Link">Interactive Mirror<text:tab/>9</text:a></text:p>
          <text:p text:style-name="P88"><text:a xlink:type="simple" xlink:href="#__RefHeading___Toc4094_1054810567" text:style-name="Index_20_Link" text:visited-style-name="Index_20_Link">X Global, Y Global etc.<text:tab/>9</text:a></text:p>
          <text:p text:style-name="P87"><text:a xlink:type="simple" xlink:href="#__RefHeading___Toc1606_9062528" text:style-name="Index_20_Link" text:visited-style-name="Index_20_Link">Snap<text:tab/>10</text:a></text:p>
          <text:p text:style-name="P88"><text:a xlink:type="simple" xlink:href="#__RefHeading___Toc1608_9062528" text:style-name="Index_20_Link" text:visited-style-name="Index_20_Link">Last Operator Snap<text:tab/>10</text:a></text:p>
          <text:p text:style-name="P87"><text:a xlink:type="simple" xlink:href="#__RefHeading___Toc44844_1293193603" text:style-name="Index_20_Link" text:visited-style-name="Index_20_Link">Recalculate Bone Roll - Submenu<text:tab/>10</text:a></text:p>
          <text:p text:style-name="P88"><text:a xlink:type="simple" xlink:href="#__RefHeading___Toc44848_1293193603" text:style-name="Index_20_Link" text:visited-style-name="Index_20_Link">Set Bone Roll<text:tab/>11</text:a></text:p>
          <text:p text:style-name="P88"><text:a xlink:type="simple" xlink:href="#__RefHeading___Toc44850_1293193603" text:style-name="Index_20_Link" text:visited-style-name="Index_20_Link">Clear Roll<text:tab/>11</text:a></text:p>
          <text:p text:style-name="P87"><text:a xlink:type="simple" xlink:href="#__RefHeading___Toc873_1486160359" text:style-name="Index_20_Link" text:visited-style-name="Index_20_Link">Single Operators<text:tab/>12</text:a></text:p>
          <text:p text:style-name="P88"><text:a xlink:type="simple" xlink:href="#__RefHeading___Toc875_1486160359" text:style-name="Index_20_Link" text:visited-style-name="Index_20_Link">Extrude<text:tab/>12</text:a></text:p>
          <text:p text:style-name="P88"><text:a xlink:type="simple" xlink:href="#__RefHeading___Toc4681_419609328" text:style-name="Index_20_Link" text:visited-style-name="Index_20_Link">Extrude to Cursor<text:tab/>12</text:a></text:p>
          <text:p text:style-name="P88"><text:a xlink:type="simple" xlink:href="#__RefHeading___Toc13307_405158413" text:style-name="Index_20_Link" text:visited-style-name="Index_20_Link">Duplicate<text:tab/>13</text:a></text:p>
          <text:p text:style-name="P88"><text:a xlink:type="simple" xlink:href="#__RefHeading___Toc14014_379221046" text:style-name="Index_20_Link" text:visited-style-name="Index_20_Link">Fill between Joints<text:tab/>13</text:a></text:p>
          <text:p text:style-name="P88"><text:a xlink:type="simple" xlink:href="#__RefHeading___Toc14016_379221046" text:style-name="Index_20_Link" text:visited-style-name="Index_20_Link">Split<text:tab/>14</text:a></text:p>
          <text:p text:style-name="P88"><text:a xlink:type="simple" xlink:href="#__RefHeading___Toc14018_379221046" text:style-name="Index_20_Link" text:visited-style-name="Index_20_Link">Separate Bones<text:tab/>14</text:a></text:p>
          <text:p text:style-name="P88"><text:a xlink:type="simple" xlink:href="#__RefHeading___Toc12318_1689820592" text:style-name="Index_20_Link" text:visited-style-name="Index_20_Link">Symmetrize<text:tab/>14</text:a></text:p>
          <text:p text:style-name="P88"><text:a xlink:type="simple" xlink:href="#__RefHeading___Toc1136_2198747602" text:style-name="Index_20_Link" text:visited-style-name="Index_20_Link">Subdivide<text:tab/>14</text:a></text:p>
          <text:p text:style-name="P88"><text:a xlink:type="simple" xlink:href="#__RefHeading___Toc7128_126077488" text:style-name="Index_20_Link" text:visited-style-name="Index_20_Link">Switch Direction<text:tab/>15</text:a></text:p>
          <text:p text:style-name="P88"><text:a xlink:type="simple" xlink:href="#__RefHeading___Toc1138_2198747602" text:style-name="Index_20_Link" text:visited-style-name="Index_20_Link">Names - Submenu<text:tab/>15</text:a></text:p>
          <text:p text:style-name="P88"><text:a xlink:type="simple" xlink:href="#__RefHeading___Toc13952_15721867971" text:style-name="Index_20_Link" text:visited-style-name="Index_20_Link">About Bone Collections<text:tab/>16</text:a></text:p>
          <text:p text:style-name="P88"><text:a xlink:type="simple" xlink:href="#__RefHeading___Toc2779_2183246537" text:style-name="Index_20_Link" text:visited-style-name="Index_20_Link">Move to Bone Collection<text:tab/>16</text:a></text:p>
          <text:p text:style-name="P88"><text:a xlink:type="simple" xlink:href="#__RefHeading___Toc2781_2183246537" text:style-name="Index_20_Link" text:visited-style-name="Index_20_Link">Bone Collections – Sub Menu<text:tab/>16</text:a></text:p>
          <text:p text:style-name="P88"><text:a xlink:type="simple" xlink:href="#__RefHeading___Toc7146_126077488" text:style-name="Index_20_Link" text:visited-style-name="Index_20_Link">Make Parent<text:tab/>17</text:a></text:p>
          <text:p text:style-name="P88"><text:a xlink:type="simple" xlink:href="#__RefHeading___Toc13048_2198747602" text:style-name="Index_20_Link" text:visited-style-name="Index_20_Link">Clear Parent<text:tab/>17</text:a></text:p>
          <text:p text:style-name="P88"><text:a xlink:type="simple" xlink:href="#__RefHeading___Toc13050_2198747602" text:style-name="Index_20_Link" text:visited-style-name="Index_20_Link">Bone Settings - Submenu<text:tab/>18</text:a></text:p>
          <text:p text:style-name="P88"><text:a xlink:type="simple" xlink:href="#__RefHeading___Toc7005_126077488" text:style-name="Index_20_Link" text:visited-style-name="Index_20_Link">Show/Hide – Submenu<text:tab/>18</text:a></text:p>
          <text:p text:style-name="P88"><text:a xlink:type="simple" xlink:href="#__RefHeading___Toc7012_126077488" text:style-name="Index_20_Link" text:visited-style-name="Index_20_Link">Delete Selected Bone(s)<text:tab/>18</text:a></text:p>
          <text:p text:style-name="P88"><text:a xlink:type="simple" xlink:href="#__RefHeading___Toc7014_126077488" text:style-name="Index_20_Link" text:visited-style-name="Index_20_Link">Dissolve Selected Bone(s)<text:tab/>19</text:a></text:p>
        </text:index-body>
      </text:table-of-content>
      <text:p text:style-name="P4"/>
      <table:table table:name="Tabelle18" table:style-name="Tabelle18">
        <table:table-column table:style-name="Tabelle18.A"/>
        <table:table-row>
          <table:table-cell table:style-name="Tabelle18.A1" office:value-type="string">
            <text:h text:style-name="P92" text:outline-level="1"><text:bookmark-start text:name="__RefHeading___Toc7120_126077488"/>Detailed Table of content<text:bookmark-end text:name="__RefHeading___Toc7120_126077488"/></text:h>
          </table:table-cell>
        </table:table-row>
      </table:table>
      <text:p text:style-name="P2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7"><text:a xlink:type="simple" xlink:href="#__RefHeading___Toc7120_126077488" text:style-name="Index_20_Link" text:visited-style-name="Index_20_Link">Detailed Table of content<text:tab/>1</text:a></text:p>
          <text:p text:style-name="P87"><text:a xlink:type="simple" xlink:href="#__RefHeading___Toc10282_2119374318" text:style-name="Index_20_Link" text:visited-style-name="Index_20_Link"><text:soft-page-break/>Edit Mode - Armature Menu<text:tab/>5</text:a></text:p>
          <text:p text:style-name="P87"><text:a xlink:type="simple" xlink:href="#__RefHeading___Toc7858_1054810567" text:style-name="Index_20_Link" text:visited-style-name="Index_20_Link">Transform - Submenu<text:tab/>5</text:a></text:p>
          <text:p text:style-name="P88"><text:a xlink:type="simple" xlink:href="#__RefHeading___Toc2735_245601171" text:style-name="Index_20_Link" text:visited-style-name="Index_20_Link">To Sphere<text:tab/>5</text:a></text:p>
          <text:p text:style-name="P89"><text:a xlink:type="simple" xlink:href="#__RefHeading___Toc17261_1184479374" text:style-name="Index_20_Link" text:visited-style-name="Index_20_Link">Usage<text:tab/>5</text:a></text:p>
          <text:p text:style-name="P89"><text:a xlink:type="simple" xlink:href="#__RefHeading___Toc869_1408617481111" text:style-name="Index_20_Link" text:visited-style-name="Index_20_Link">Last Operator To Sphere Panel<text:tab/>6</text:a></text:p>
          <text:p text:style-name="P90"><text:a xlink:type="simple" xlink:href="#__RefHeading___Toc17263_1184479374" text:style-name="Index_20_Link" text:visited-style-name="Index_20_Link">Factor<text:tab/>6</text:a></text:p>
          <text:p text:style-name="P90"><text:a xlink:type="simple" xlink:href="#__RefHeading___Toc17265_1184479374" text:style-name="Index_20_Link" text:visited-style-name="Index_20_Link">Proportional editing<text:tab/>6</text:a></text:p>
          <text:p text:style-name="P90"><text:a xlink:type="simple" xlink:href="#__RefHeading___Toc1579_1763346469" text:style-name="Index_20_Link" text:visited-style-name="Index_20_Link">Proportional Falloff<text:tab/>6</text:a></text:p>
          <text:p text:style-name="P90"><text:a xlink:type="simple" xlink:href="#__RefHeading___Toc1545_1502043747" text:style-name="Index_20_Link" text:visited-style-name="Index_20_Link">Proportional Size<text:tab/>6</text:a></text:p>
          <text:p text:style-name="P90"><text:a xlink:type="simple" xlink:href="#__RefHeading___Toc1581_1763346469" text:style-name="Index_20_Link" text:visited-style-name="Index_20_Link">Connected<text:tab/>6</text:a></text:p>
          <text:p text:style-name="P90"><text:a xlink:type="simple" xlink:href="#__RefHeading___Toc1583_1763346469" text:style-name="Index_20_Link" text:visited-style-name="Index_20_Link">Projected(2D)<text:tab/>6</text:a></text:p>
          <text:p text:style-name="P88"><text:a xlink:type="simple" xlink:href="#__RefHeading___Toc44836_1293193603" text:style-name="Index_20_Link" text:visited-style-name="Index_20_Link">Shear<text:tab/>6</text:a></text:p>
          <text:p text:style-name="P89"><text:a xlink:type="simple" xlink:href="#__RefHeading___Toc2122_4084060106" text:style-name="Index_20_Link" text:visited-style-name="Index_20_Link">Last Operator Shear<text:tab/>6</text:a></text:p>
          <text:p text:style-name="P90"><text:a xlink:type="simple" xlink:href="#__RefHeading___Toc2124_4084060106" text:style-name="Index_20_Link" text:visited-style-name="Index_20_Link">Offset<text:tab/>6</text:a></text:p>
          <text:p text:style-name="P90"><text:a xlink:type="simple" xlink:href="#__RefHeading___Toc2126_4084060106" text:style-name="Index_20_Link" text:visited-style-name="Index_20_Link">Shear Axis<text:tab/>6</text:a></text:p>
          <text:p text:style-name="P90"><text:a xlink:type="simple" xlink:href="#__RefHeading___Toc2128_4084060106" text:style-name="Index_20_Link" text:visited-style-name="Index_20_Link">Axis<text:tab/>6</text:a></text:p>
          <text:p text:style-name="P90"><text:a xlink:type="simple" xlink:href="#__RefHeading___Toc2130_4084060106" text:style-name="Index_20_Link" text:visited-style-name="Index_20_Link">Axis Ortho<text:tab/>7</text:a></text:p>
          <text:p text:style-name="P90"><text:a xlink:type="simple" xlink:href="#__RefHeading___Toc2132_4084060106" text:style-name="Index_20_Link" text:visited-style-name="Index_20_Link">Orientation<text:tab/>7</text:a></text:p>
          <text:p text:style-name="P90"><text:a xlink:type="simple" xlink:href="#__RefHeading___Toc2134_4084060106" text:style-name="Index_20_Link" text:visited-style-name="Index_20_Link">Proportional editing<text:tab/>7</text:a></text:p>
          <text:p text:style-name="P91"><text:a xlink:type="simple" xlink:href="#__RefHeading___Toc1579_17633464691" text:style-name="Index_20_Link" text:visited-style-name="Index_20_Link">Proportional Falloff<text:tab/>7</text:a></text:p>
          <text:p text:style-name="P91"><text:a xlink:type="simple" xlink:href="#__RefHeading___Toc1545_15020437471" text:style-name="Index_20_Link" text:visited-style-name="Index_20_Link">Proportional Size<text:tab/>7</text:a></text:p>
          <text:p text:style-name="P91"><text:a xlink:type="simple" xlink:href="#__RefHeading___Toc1581_17633464691" text:style-name="Index_20_Link" text:visited-style-name="Index_20_Link">Connected<text:tab/>7</text:a></text:p>
          <text:p text:style-name="P91"><text:a xlink:type="simple" xlink:href="#__RefHeading___Toc1583_17633464691" text:style-name="Index_20_Link" text:visited-style-name="Index_20_Link">Projected(2D)<text:tab/>7</text:a></text:p>
          <text:p text:style-name="P88"><text:a xlink:type="simple" xlink:href="#__RefHeading___Toc2739_245601171" text:style-name="Index_20_Link" text:visited-style-name="Index_20_Link">Bend<text:tab/>7</text:a></text:p>
          <text:p text:style-name="P88"><text:a xlink:type="simple" xlink:href="#__RefHeading___Toc44838_1293193603" text:style-name="Index_20_Link" text:visited-style-name="Index_20_Link">Push/Pull<text:tab/>7</text:a></text:p>
          <text:p text:style-name="P89"><text:a xlink:type="simple" xlink:href="#__RefHeading___Toc2136_4084060106" text:style-name="Index_20_Link" text:visited-style-name="Index_20_Link">Last Operator Push/Pull<text:tab/>7</text:a></text:p>
          <text:p text:style-name="P90"><text:a xlink:type="simple" xlink:href="#__RefHeading___Toc2138_4084060106" text:style-name="Index_20_Link" text:visited-style-name="Index_20_Link">Factor<text:tab/>7</text:a></text:p>
          <text:p text:style-name="P90"><text:a xlink:type="simple" xlink:href="#__RefHeading___Toc2140_4084060106" text:style-name="Index_20_Link" text:visited-style-name="Index_20_Link">Proportional editing<text:tab/>7</text:a></text:p>
          <text:p text:style-name="P91"><text:a xlink:type="simple" xlink:href="#__RefHeading___Toc1579_176334646911" text:style-name="Index_20_Link" text:visited-style-name="Index_20_Link">Proportional Falloff<text:tab/>8</text:a></text:p>
          <text:p text:style-name="P91"><text:a xlink:type="simple" xlink:href="#__RefHeading___Toc1545_150204374711" text:style-name="Index_20_Link" text:visited-style-name="Index_20_Link">Proportional Size<text:tab/>8</text:a></text:p>
          <text:p text:style-name="P91"><text:a xlink:type="simple" xlink:href="#__RefHeading___Toc1581_176334646911" text:style-name="Index_20_Link" text:visited-style-name="Index_20_Link">Connected<text:tab/>8</text:a></text:p>
          <text:p text:style-name="P91"><text:a xlink:type="simple" xlink:href="#__RefHeading___Toc1583_176334646911" text:style-name="Index_20_Link" text:visited-style-name="Index_20_Link">Projected(2D)<text:tab/>8</text:a></text:p>
          <text:p text:style-name="P88"><text:a xlink:type="simple" xlink:href="#__RefHeading___Toc2743_245601171" text:style-name="Index_20_Link" text:visited-style-name="Index_20_Link">Warp<text:tab/>8</text:a></text:p>
          <text:p text:style-name="P89"><text:a xlink:type="simple" xlink:href="#__RefHeading___Toc2745_245601171" text:style-name="Index_20_Link" text:visited-style-name="Index_20_Link">Last operator Warp<text:tab/>8</text:a></text:p>
          <text:p text:style-name="P90"><text:a xlink:type="simple" xlink:href="#__RefHeading___Toc2747_245601171" text:style-name="Index_20_Link" text:visited-style-name="Index_20_Link">Warp Angle<text:tab/>8</text:a></text:p>
          <text:p text:style-name="P90"><text:a xlink:type="simple" xlink:href="#__RefHeading___Toc2749_245601171" text:style-name="Index_20_Link" text:visited-style-name="Index_20_Link">Offset Angle<text:tab/>8</text:a></text:p>
          <text:p text:style-name="P90"><text:a xlink:type="simple" xlink:href="#__RefHeading___Toc2751_245601171" text:style-name="Index_20_Link" text:visited-style-name="Index_20_Link">Min<text:tab/>8</text:a></text:p>
          <text:p text:style-name="P90"><text:a xlink:type="simple" xlink:href="#__RefHeading___Toc2753_245601171" text:style-name="Index_20_Link" text:visited-style-name="Index_20_Link">Max<text:tab/>8</text:a></text:p>
          <text:p text:style-name="P88"><text:a xlink:type="simple" xlink:href="#__RefHeading___Toc44840_1293193603" text:style-name="Index_20_Link" text:visited-style-name="Index_20_Link">Randomize Transform<text:tab/>8</text:a></text:p>
          <text:p text:style-name="P89"><text:a xlink:type="simple" xlink:href="#__RefHeading___Toc2168_4084060106" text:style-name="Index_20_Link" text:visited-style-name="Index_20_Link">Last Operator Randomize Transform<text:tab/>8</text:a></text:p>
          <text:p text:style-name="P90"><text:a xlink:type="simple" xlink:href="#__RefHeading___Toc2170_4084060106" text:style-name="Index_20_Link" text:visited-style-name="Index_20_Link">Amount<text:tab/>8</text:a></text:p>
          <text:p text:style-name="P90"><text:a xlink:type="simple" xlink:href="#__RefHeading___Toc2172_4084060106" text:style-name="Index_20_Link" text:visited-style-name="Index_20_Link">Uniform<text:tab/>8</text:a></text:p>
          <text:p text:style-name="P90"><text:a xlink:type="simple" xlink:href="#__RefHeading___Toc2174_4084060106" text:style-name="Index_20_Link" text:visited-style-name="Index_20_Link">Normal<text:tab/>9</text:a></text:p>
          <text:p text:style-name="P90"><text:a xlink:type="simple" xlink:href="#__RefHeading___Toc2176_4084060106" text:style-name="Index_20_Link" text:visited-style-name="Index_20_Link">Random Seed<text:tab/>9</text:a></text:p>
          <text:p text:style-name="P88"><text:a xlink:type="simple" xlink:href="#__RefHeading___Toc44842_1293193603" text:style-name="Index_20_Link" text:visited-style-name="Index_20_Link">Align Bones<text:tab/>9</text:a></text:p>
          <text:p text:style-name="P87"><text:a xlink:type="simple" xlink:href="#__RefHeading___Toc1604_9062528" text:style-name="Index_20_Link" text:visited-style-name="Index_20_Link">Mirror<text:tab/>9</text:a></text:p>
          <text:p text:style-name="P88"><text:a xlink:type="simple" xlink:href="#__RefHeading___Toc4092_1054810567" text:style-name="Index_20_Link" text:visited-style-name="Index_20_Link">Interactive Mirror<text:tab/>9</text:a></text:p>
          <text:p text:style-name="P88"><text:a xlink:type="simple" xlink:href="#__RefHeading___Toc4094_1054810567" text:style-name="Index_20_Link" text:visited-style-name="Index_20_Link">X Global, Y Global etc.<text:tab/>9</text:a></text:p>
          <text:p text:style-name="P89"><text:a xlink:type="simple" xlink:href="#__RefHeading___Toc15320_235243477" text:style-name="Index_20_Link" text:visited-style-name="Index_20_Link">Last Operator Mirror<text:tab/>9</text:a></text:p>
          <text:p text:style-name="P90"><text:a xlink:type="simple" xlink:href="#__RefHeading___Toc4096_1054810567" text:style-name="Index_20_Link" text:visited-style-name="Index_20_Link">Orientation<text:tab/>9</text:a></text:p>
          <text:p text:style-name="P90"><text:a xlink:type="simple" xlink:href="#__RefHeading___Toc5422_797321531211111" text:style-name="Index_20_Link" text:visited-style-name="Index_20_Link">Constraint Axis<text:tab/>9</text:a></text:p>
          <text:p text:style-name="P90"><text:a xlink:type="simple" xlink:href="#__RefHeading___Toc4098_1054810567" text:style-name="Index_20_Link" text:visited-style-name="Index_20_Link">Proportional editing<text:tab/>9</text:a></text:p>
          <text:p text:style-name="P91"><text:a xlink:type="simple" xlink:href="#__RefHeading___Toc1579_176334646911212" text:style-name="Index_20_Link" text:visited-style-name="Index_20_Link">Proportional Falloff<text:tab/>10</text:a></text:p>
          <text:p text:style-name="P91"><text:a xlink:type="simple" xlink:href="#__RefHeading___Toc1545_150204374711212" text:style-name="Index_20_Link" text:visited-style-name="Index_20_Link"><text:soft-page-break/>Proportional Size<text:tab/>10</text:a></text:p>
          <text:p text:style-name="P91"><text:a xlink:type="simple" xlink:href="#__RefHeading___Toc1581_176334646911212" text:style-name="Index_20_Link" text:visited-style-name="Index_20_Link">Connected<text:tab/>10</text:a></text:p>
          <text:p text:style-name="P91"><text:a xlink:type="simple" xlink:href="#__RefHeading___Toc1583_176334646911212" text:style-name="Index_20_Link" text:visited-style-name="Index_20_Link">Projected(2D)<text:tab/>10</text:a></text:p>
          <text:p text:style-name="P87"><text:a xlink:type="simple" xlink:href="#__RefHeading___Toc1606_9062528" text:style-name="Index_20_Link" text:visited-style-name="Index_20_Link">Snap<text:tab/>10</text:a></text:p>
          <text:p text:style-name="P88"><text:a xlink:type="simple" xlink:href="#__RefHeading___Toc1608_9062528" text:style-name="Index_20_Link" text:visited-style-name="Index_20_Link">Last Operator Snap<text:tab/>10</text:a></text:p>
          <text:p text:style-name="P89"><text:a xlink:type="simple" xlink:href="#__RefHeading___Toc1610_9062528" text:style-name="Index_20_Link" text:visited-style-name="Index_20_Link">Offset<text:tab/>10</text:a></text:p>
          <text:p text:style-name="P87"><text:a xlink:type="simple" xlink:href="#__RefHeading___Toc44844_1293193603" text:style-name="Index_20_Link" text:visited-style-name="Index_20_Link">Recalculate Bone Roll - Submenu<text:tab/>10</text:a></text:p>
          <text:p text:style-name="P89"><text:a xlink:type="simple" xlink:href="#__RefHeading___Toc44846_1293193603" text:style-name="Index_20_Link" text:visited-style-name="Index_20_Link">Last Operator Recalculate Roll<text:tab/>11</text:a></text:p>
          <text:p text:style-name="P90"><text:a xlink:type="simple" xlink:href="#__RefHeading___Toc12904_2041621449" text:style-name="Index_20_Link" text:visited-style-name="Index_20_Link">Type<text:tab/>11</text:a></text:p>
          <text:p text:style-name="P90"><text:a xlink:type="simple" xlink:href="#__RefHeading___Toc12906_2041621449" text:style-name="Index_20_Link" text:visited-style-name="Index_20_Link">Flip Axis<text:tab/>11</text:a></text:p>
          <text:p text:style-name="P90"><text:a xlink:type="simple" xlink:href="#__RefHeading___Toc12908_2041621449" text:style-name="Index_20_Link" text:visited-style-name="Index_20_Link">Shortest Rotation<text:tab/>11</text:a></text:p>
          <text:p text:style-name="P88"><text:a xlink:type="simple" xlink:href="#__RefHeading___Toc44848_1293193603" text:style-name="Index_20_Link" text:visited-style-name="Index_20_Link">Set Bone Roll<text:tab/>11</text:a></text:p>
          <text:p text:style-name="P89"><text:a xlink:type="simple" xlink:href="#__RefHeading___Toc12912_2041621449" text:style-name="Index_20_Link" text:visited-style-name="Index_20_Link">Last Operator Transform<text:tab/>11</text:a></text:p>
          <text:p text:style-name="P88"><text:a xlink:type="simple" xlink:href="#__RefHeading___Toc44850_1293193603" text:style-name="Index_20_Link" text:visited-style-name="Index_20_Link">Clear Roll<text:tab/>11</text:a></text:p>
          <text:p text:style-name="P89"><text:a xlink:type="simple" xlink:href="#__RefHeading___Toc12916_2041621449" text:style-name="Index_20_Link" text:visited-style-name="Index_20_Link">Last Operator Clear Roll<text:tab/>11</text:a></text:p>
          <text:p text:style-name="P90"><text:a xlink:type="simple" xlink:href="#__RefHeading___Toc12918_2041621449" text:style-name="Index_20_Link" text:visited-style-name="Index_20_Link">Roll<text:tab/>11</text:a></text:p>
          <text:p text:style-name="P87"><text:a xlink:type="simple" xlink:href="#__RefHeading___Toc873_1486160359" text:style-name="Index_20_Link" text:visited-style-name="Index_20_Link">Single Operators<text:tab/>12</text:a></text:p>
          <text:p text:style-name="P88"><text:a xlink:type="simple" xlink:href="#__RefHeading___Toc875_1486160359" text:style-name="Index_20_Link" text:visited-style-name="Index_20_Link">Extrude<text:tab/>12</text:a></text:p>
          <text:p text:style-name="P89"><text:a xlink:type="simple" xlink:href="#__RefHeading___Toc7122_126077488" text:style-name="Index_20_Link" text:visited-style-name="Index_20_Link">Last Operator Extrude<text:tab/>12</text:a></text:p>
          <text:p text:style-name="P90"><text:a xlink:type="simple" xlink:href="#__RefHeading___Toc17263_11844793741" text:style-name="Index_20_Link" text:visited-style-name="Index_20_Link">Forked<text:tab/>12</text:a></text:p>
          <text:p text:style-name="P90"><text:a xlink:type="simple" xlink:href="#__RefHeading___Toc7124_126077488" text:style-name="Index_20_Link" text:visited-style-name="Index_20_Link">Move X , Y, Z<text:tab/>12</text:a></text:p>
          <text:p text:style-name="P90"><text:a xlink:type="simple" xlink:href="#__RefHeading___Toc7126_126077488" text:style-name="Index_20_Link" text:visited-style-name="Index_20_Link">Orientation<text:tab/>12</text:a></text:p>
          <text:p text:style-name="P90"><text:a xlink:type="simple" xlink:href="#__RefHeading___Toc17265_11844793741" text:style-name="Index_20_Link" text:visited-style-name="Index_20_Link">Proportional editing<text:tab/>12</text:a></text:p>
          <text:p text:style-name="P88"><text:a xlink:type="simple" xlink:href="#__RefHeading___Toc4681_419609328" text:style-name="Index_20_Link" text:visited-style-name="Index_20_Link">Extrude to Cursor<text:tab/>12</text:a></text:p>
          <text:p text:style-name="P89"><text:a xlink:type="simple" xlink:href="#__RefHeading___Toc4683_419609328" text:style-name="Index_20_Link" text:visited-style-name="Index_20_Link">Last Operator Extrude to Cursor or Add<text:tab/>12</text:a></text:p>
          <text:p text:style-name="P90"><text:a xlink:type="simple" xlink:href="#__RefHeading___Toc4685_419609328" text:style-name="Index_20_Link" text:visited-style-name="Index_20_Link">Location X Y Z<text:tab/>12</text:a></text:p>
          <text:p text:style-name="P88"><text:a xlink:type="simple" xlink:href="#__RefHeading___Toc13307_405158413" text:style-name="Index_20_Link" text:visited-style-name="Index_20_Link">Duplicate<text:tab/>13</text:a></text:p>
          <text:p text:style-name="P89"><text:a xlink:type="simple" xlink:href="#__RefHeading___Toc30744_12365009851" text:style-name="Index_20_Link" text:visited-style-name="Index_20_Link">Last Operator Duplicate<text:tab/>13</text:a></text:p>
          <text:p text:style-name="P90"><text:a xlink:type="simple" xlink:href="#__RefHeading___Toc30746_12365009851" text:style-name="Index_20_Link" text:visited-style-name="Index_20_Link">Duplicate Objects<text:tab/>13</text:a></text:p>
          <text:p text:style-name="P91"><text:a xlink:type="simple" xlink:href="#__RefHeading___Toc30748_12365009851" text:style-name="Index_20_Link" text:visited-style-name="Index_20_Link">Flip Names<text:tab/>13</text:a></text:p>
          <text:p text:style-name="P90"><text:a xlink:type="simple" xlink:href="#__RefHeading___Toc30750_12365009851" text:style-name="Index_20_Link" text:visited-style-name="Index_20_Link">Move X , Y , Z<text:tab/>13</text:a></text:p>
          <text:p text:style-name="P90"><text:a xlink:type="simple" xlink:href="#__RefHeading___Toc30754_12365009851" text:style-name="Index_20_Link" text:visited-style-name="Index_20_Link">Orientation<text:tab/>13</text:a></text:p>
          <text:p text:style-name="P90"><text:a xlink:type="simple" xlink:href="#__RefHeading___Toc4746_1213496917" text:style-name="Index_20_Link" text:visited-style-name="Index_20_Link">Proportional editing<text:tab/>13</text:a></text:p>
          <text:p text:style-name="P88"><text:a xlink:type="simple" xlink:href="#__RefHeading___Toc14014_379221046" text:style-name="Index_20_Link" text:visited-style-name="Index_20_Link">Fill between Joints<text:tab/>13</text:a></text:p>
          <text:p text:style-name="P88"><text:a xlink:type="simple" xlink:href="#__RefHeading___Toc14016_379221046" text:style-name="Index_20_Link" text:visited-style-name="Index_20_Link">Split<text:tab/>14</text:a></text:p>
          <text:p text:style-name="P88"><text:a xlink:type="simple" xlink:href="#__RefHeading___Toc14018_379221046" text:style-name="Index_20_Link" text:visited-style-name="Index_20_Link">Separate Bones<text:tab/>14</text:a></text:p>
          <text:p text:style-name="P88"><text:a xlink:type="simple" xlink:href="#__RefHeading___Toc12318_1689820592" text:style-name="Index_20_Link" text:visited-style-name="Index_20_Link">Symmetrize<text:tab/>14</text:a></text:p>
          <text:p text:style-name="P89"><text:a xlink:type="simple" xlink:href="#__RefHeading___Toc12896_2041621449" text:style-name="Index_20_Link" text:visited-style-name="Index_20_Link">Last Operator Symmetrize<text:tab/>14</text:a></text:p>
          <text:p text:style-name="P91"><text:a xlink:type="simple" xlink:href="#__RefHeading___Toc12898_2041621449" text:style-name="Index_20_Link" text:visited-style-name="Index_20_Link">Direction<text:tab/>14</text:a></text:p>
          <text:p text:style-name="P88"><text:a xlink:type="simple" xlink:href="#__RefHeading___Toc1136_2198747602" text:style-name="Index_20_Link" text:visited-style-name="Index_20_Link">Subdivide<text:tab/>14</text:a></text:p>
          <text:p text:style-name="P89"><text:a xlink:type="simple" xlink:href="#__RefHeading___Toc24283_1881375502" text:style-name="Index_20_Link" text:visited-style-name="Index_20_Link">Last Operator Subdivide Multi<text:tab/>14</text:a></text:p>
          <text:p text:style-name="P90"><text:a xlink:type="simple" xlink:href="#__RefHeading___Toc24285_1881375502" text:style-name="Index_20_Link" text:visited-style-name="Index_20_Link">Number of Cuts<text:tab/>14</text:a></text:p>
          <text:p text:style-name="P88"><text:a xlink:type="simple" xlink:href="#__RefHeading___Toc7128_126077488" text:style-name="Index_20_Link" text:visited-style-name="Index_20_Link">Switch Direction<text:tab/>15</text:a></text:p>
          <text:p text:style-name="P88"><text:a xlink:type="simple" xlink:href="#__RefHeading___Toc1138_2198747602" text:style-name="Index_20_Link" text:visited-style-name="Index_20_Link">Names - Submenu<text:tab/>15</text:a></text:p>
          <text:p text:style-name="P89"><text:a xlink:type="simple" xlink:href="#__RefHeading___Toc7130_126077488" text:style-name="Index_20_Link" text:visited-style-name="Index_20_Link">Autoname Left/Right<text:tab/>15</text:a></text:p>
          <text:p text:style-name="P89"><text:a xlink:type="simple" xlink:href="#__RefHeading___Toc7132_126077488" text:style-name="Index_20_Link" text:visited-style-name="Index_20_Link">Autoname Front/Back<text:tab/>15</text:a></text:p>
          <text:p text:style-name="P89"><text:a xlink:type="simple" xlink:href="#__RefHeading___Toc7134_126077488" text:style-name="Index_20_Link" text:visited-style-name="Index_20_Link">Autoname Top/Bottom<text:tab/>15</text:a></text:p>
          <text:p text:style-name="P90"><text:a xlink:type="simple" xlink:href="#__RefHeading___Toc7136_126077488" text:style-name="Index_20_Link" text:visited-style-name="Index_20_Link">Last operator Autoname by Axis<text:tab/>15</text:a></text:p>
          <text:p text:style-name="P91"><text:a xlink:type="simple" xlink:href="#__RefHeading___Toc7138_126077488" text:style-name="Index_20_Link" text:visited-style-name="Index_20_Link">Axis<text:tab/>15</text:a></text:p>
          <text:p text:style-name="P89"><text:a xlink:type="simple" xlink:href="#__RefHeading___Toc7140_126077488" text:style-name="Index_20_Link" text:visited-style-name="Index_20_Link">Flip Names<text:tab/>15</text:a></text:p>
          <text:p text:style-name="P90"><text:a xlink:type="simple" xlink:href="#__RefHeading___Toc7142_126077488" text:style-name="Index_20_Link" text:visited-style-name="Index_20_Link">Last operator Flip Names<text:tab/>15</text:a></text:p>
          <text:p text:style-name="P91"><text:a xlink:type="simple" xlink:href="#__RefHeading___Toc7144_126077488" text:style-name="Index_20_Link" text:visited-style-name="Index_20_Link">Strip Numbers<text:tab/>15</text:a></text:p>
          <text:p text:style-name="P88"><text:a xlink:type="simple" xlink:href="#__RefHeading___Toc13952_15721867971" text:style-name="Index_20_Link" text:visited-style-name="Index_20_Link">About Bone Collections<text:tab/>16</text:a></text:p>
          <text:p text:style-name="P88"><text:a xlink:type="simple" xlink:href="#__RefHeading___Toc2779_2183246537" text:style-name="Index_20_Link" text:visited-style-name="Index_20_Link"><text:soft-page-break/>Move to Bone Collection<text:tab/>16</text:a></text:p>
          <text:p text:style-name="P89"><text:a xlink:type="simple" xlink:href="#__RefHeading___Toc4811_2842742584%20Copy%201" text:style-name="Index_20_Link" text:visited-style-name="Index_20_Link">New Bone Collection<text:tab/>16</text:a></text:p>
          <text:p text:style-name="P89"><text:a xlink:type="simple" xlink:href="#__RefHeading___Toc4813_2842742584%20Copy%201" text:style-name="Index_20_Link" text:visited-style-name="Index_20_Link">Bone List<text:tab/>16</text:a></text:p>
          <text:p text:style-name="P88"><text:a xlink:type="simple" xlink:href="#__RefHeading___Toc2781_2183246537" text:style-name="Index_20_Link" text:visited-style-name="Index_20_Link">Bone Collections – Sub Menu<text:tab/>16</text:a></text:p>
          <text:p text:style-name="P89"><text:a xlink:type="simple" xlink:href="#__RefHeading___Toc8417_2291351484" text:style-name="Index_20_Link" text:visited-style-name="Index_20_Link">Add<text:tab/>16</text:a></text:p>
          <text:p text:style-name="P90"><text:a xlink:type="simple" xlink:href="#__RefHeading___Toc4811_2842742584" text:style-name="Index_20_Link" text:visited-style-name="Index_20_Link">New<text:tab/>16</text:a></text:p>
          <text:p text:style-name="P90"><text:a xlink:type="simple" xlink:href="#__RefHeading___Toc4813_2842742584" text:style-name="Index_20_Link" text:visited-style-name="Index_20_Link">Bone List<text:tab/>16</text:a></text:p>
          <text:p text:style-name="P89"><text:a xlink:type="simple" xlink:href="#__RefHeading___Toc8415_2291351484" text:style-name="Index_20_Link" text:visited-style-name="Index_20_Link">Show All<text:tab/>16</text:a></text:p>
          <text:p text:style-name="P89"><text:a xlink:type="simple" xlink:href="#__RefHeading___Toc8419_2291351484" text:style-name="Index_20_Link" text:visited-style-name="Index_20_Link">Assign to New<text:tab/>17</text:a></text:p>
          <text:p text:style-name="P90"><text:a xlink:type="simple" xlink:href="#__RefHeading___Toc12884_20416214491%20Copy%201" text:style-name="Index_20_Link" text:visited-style-name="Index_20_Link">Last Operator Add Selected Bones to Collection<text:tab/>17</text:a></text:p>
          <text:p text:style-name="P91"><text:a xlink:type="simple" xlink:href="#__RefHeading___Toc8421_2291351484" text:style-name="Index_20_Link" text:visited-style-name="Index_20_Link">Bone Collection<text:tab/>17</text:a></text:p>
          <text:p text:style-name="P88"><text:a xlink:type="simple" xlink:href="#__RefHeading___Toc7146_126077488" text:style-name="Index_20_Link" text:visited-style-name="Index_20_Link">Make Parent<text:tab/>17</text:a></text:p>
          <text:p text:style-name="P89"><text:a xlink:type="simple" xlink:href="#__RefHeading___Toc7148_126077488" text:style-name="Index_20_Link" text:visited-style-name="Index_20_Link">Connected<text:tab/>17</text:a></text:p>
          <text:p text:style-name="P89"><text:a xlink:type="simple" xlink:href="#__RefHeading___Toc7150_126077488" text:style-name="Index_20_Link" text:visited-style-name="Index_20_Link">Keep Offset<text:tab/>17</text:a></text:p>
          <text:p text:style-name="P90"><text:a xlink:type="simple" xlink:href="#__RefHeading___Toc7152_126077488" text:style-name="Index_20_Link" text:visited-style-name="Index_20_Link">Last Operator Make Parent<text:tab/>17</text:a></text:p>
          <text:p text:style-name="P91"><text:a xlink:type="simple" xlink:href="#__RefHeading___Toc7154_126077488" text:style-name="Index_20_Link" text:visited-style-name="Index_20_Link">Parent Type<text:tab/>17</text:a></text:p>
          <text:p text:style-name="P88"><text:a xlink:type="simple" xlink:href="#__RefHeading___Toc13048_2198747602" text:style-name="Index_20_Link" text:visited-style-name="Index_20_Link">Clear Parent<text:tab/>17</text:a></text:p>
          <text:p text:style-name="P89"><text:a xlink:type="simple" xlink:href="#__RefHeading___Toc7156_126077488" text:style-name="Index_20_Link" text:visited-style-name="Index_20_Link">Clear Parent<text:tab/>18</text:a></text:p>
          <text:p text:style-name="P89"><text:a xlink:type="simple" xlink:href="#__RefHeading___Toc7158_126077488" text:style-name="Index_20_Link" text:visited-style-name="Index_20_Link">Disconnect Bone<text:tab/>18</text:a></text:p>
          <text:p text:style-name="P89"><text:a xlink:type="simple" xlink:href="#__RefHeading___Toc7160_126077488" text:style-name="Index_20_Link" text:visited-style-name="Index_20_Link">Last Operator Clear Parent<text:tab/>18</text:a></text:p>
          <text:p text:style-name="P90"><text:a xlink:type="simple" xlink:href="#__RefHeading___Toc7162_126077488" text:style-name="Index_20_Link" text:visited-style-name="Index_20_Link">Clear Type<text:tab/>18</text:a></text:p>
          <text:p text:style-name="P88"><text:a xlink:type="simple" xlink:href="#__RefHeading___Toc13050_2198747602" text:style-name="Index_20_Link" text:visited-style-name="Index_20_Link">Bone Settings - Submenu<text:tab/>18</text:a></text:p>
          <text:p text:style-name="P89"><text:a xlink:type="simple" xlink:href="#__RefHeading___Toc12884_2041621449" text:style-name="Index_20_Link" text:visited-style-name="Index_20_Link">Last Operator Collection Boolean Set<text:tab/>18</text:a></text:p>
          <text:p text:style-name="P88"><text:a xlink:type="simple" xlink:href="#__RefHeading___Toc7005_126077488" text:style-name="Index_20_Link" text:visited-style-name="Index_20_Link">Show/Hide – Submenu<text:tab/>18</text:a></text:p>
          <text:p text:style-name="P89"><text:a xlink:type="simple" xlink:href="#__RefHeading___Toc4004_2674396238" text:style-name="Index_20_Link" text:visited-style-name="Index_20_Link">Show Hidden<text:tab/>18</text:a></text:p>
          <text:p text:style-name="P89"><text:a xlink:type="simple" xlink:href="#__RefHeading___Toc4006_2674396238" text:style-name="Index_20_Link" text:visited-style-name="Index_20_Link">Hide Selected<text:tab/>18</text:a></text:p>
          <text:p text:style-name="P89"><text:a xlink:type="simple" xlink:href="#__RefHeading___Toc4008_2674396238" text:style-name="Index_20_Link" text:visited-style-name="Index_20_Link">Hide Unselected<text:tab/>18</text:a></text:p>
          <text:p text:style-name="P88"><text:a xlink:type="simple" xlink:href="#__RefHeading___Toc7012_126077488" text:style-name="Index_20_Link" text:visited-style-name="Index_20_Link">Delete Selected Bone(s)<text:tab/>18</text:a></text:p>
          <text:p text:style-name="P88"><text:a xlink:type="simple" xlink:href="#__RefHeading___Toc7014_126077488" text:style-name="Index_20_Link" text:visited-style-name="Index_20_Link">Dissolve Selected Bone(s)<text:tab/>19</text:a></text:p>
        </text:index-body>
      </text:table-of-content>
      <text:p text:style-name="P27"/>
      <table:table table:name="Tabelle1" table:style-name="Tabelle1">
        <table:table-column table:style-name="Tabelle1.A"/>
        <table:table-row>
          <table:table-cell table:style-name="Tabelle1.A1" office:value-type="string">
            <text:h text:style-name="P93" text:outline-level="1"><text:bookmark-start text:name="__RefHeading___Toc10282_2119374318"/><text:span text:style-name="T7">E</text:span><text:span text:style-name="T8">dit Mode - A</text:span><text:span text:style-name="T9">rmature</text:span><text:span text:style-name="T8"> Menu</text:span><text:bookmark-end text:name="__RefHeading___Toc10282_2119374318"/></text:h>
          </table:table-cell>
        </table:table-row>
      </table:table>
      <text:p text:style-name="P3"><draw:frame draw:style-name="fr1" draw:name="Image1" text:anchor-type="char" svg:x="5.5807in" svg:y="0.1602in" svg:width="1.8547in" svg:height="3.9035in" draw:z-index="57"><draw:image xlink:href="Pictures/1000000100000116000002490EE3021A35D720EF.png" xlink:type="simple" xlink:show="embed" xlink:actuate="onLoad" draw:mime-type="image/png"/></draw:frame></text:p>
      <text:p text:style-name="P78">The Edit Mode for Armature objects has a number of operators in this header submenu to change and edit the default bone orientation, relationships and structure before using the Armature in Pose Mode for animation. </text:p>
      <text:p text:style-name="P8"/>
      <text:h text:style-name="P98" text:outline-level="2"/>
      <text:p text:style-name="P7"/>
      <text:p text:style-name="P7"/>
      <text:p text:style-name="P7"/>
      <text:p text:style-name="P7"/>
      <text:p text:style-name="P7"/>
      <text:p text:style-name="P7"/>
      <text:p text:style-name="P7"/>
      <text:p text:style-name="P7"/>
      <text:p text:style-name="P7"/>
      <text:p text:style-name="P7"/>
      <text:p text:style-name="P9"/>
      <table:table table:name="Tabelle2" table:style-name="Tabelle2">
        <table:table-column table:style-name="Tabelle2.A"/>
        <table:table-row>
          <table:table-cell table:style-name="Tabelle2.A1" office:value-type="string">
            <text:h text:style-name="P94" text:outline-level="1"><text:bookmark-start text:name="__RefHeading___Toc7858_1054810567"/>T<text:span text:style-name="T15">ransform - </text:span><text:span text:style-name="T39">Submenu</text:span><text:bookmark-end text:name="__RefHeading___Toc7858_1054810567"/></text:h>
          </table:table-cell>
        </table:table-row>
      </table:table>
      <text:p text:style-name="P13"><draw:frame draw:style-name="fr2" draw:name="Bild2" text:anchor-type="paragraph" svg:y="0.1791in" svg:width="1.339in" svg:height="1.0311in" draw:z-index="0"><draw:image xlink:href="Pictures/10000001000000C90000009BD127F414F04BFAD9.png" xlink:type="simple" xlink:show="embed" xlink:actuate="onLoad" draw:mime-type="image/png"/></draw:frame><text:bookmark-start text:name="__RefHeading___Toc2733_245601171"/><text:bookmark-end text:name="__RefHeading___Toc2733_245601171"/></text:p>
      <text:h text:style-name="P99"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0">In Object mode this tools requires to have more than one object selected. </text:p>
      <text:h text:style-name="P108" text:outline-level="3"><text:bookmark-start text:name="__RefHeading___Toc17261_1184479374"/>Usage<text:bookmark-end text:name="__RefHeading___Toc17261_1184479374"/></text:h>
      <text:p text:style-name="P13"><draw:frame draw:style-name="fr2" draw:name="Bild3" text:anchor-type="paragraph" svg:y="-0.0307in" svg:width="0.972in" svg:height="0.2874in" draw:z-index="1"><draw:image xlink:href="Pictures/10000001000000920000002BF032447E23FEE1AB.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span text:style-name="T17"> With a skeleton the to sphere operation is everything but accurate though. The bones gets stretched or compressed</text:span></text:p>
      <text:p text:style-name="P13"><draw:frame draw:style-name="fr9" draw:name="Bild4" text:anchor-type="paragraph" svg:y="0.0602in" svg:width="1.3071in" svg:height="1.3071in" draw:z-index="2"><draw:image xlink:href="Pictures/10000001000000C4000000C4376954CEC3B92F3A.png" xlink:type="simple" xlink:show="embed" xlink:actuate="onLoad" draw:mime-type="image/png"/></draw:frame></text:p>
      <text:p text:style-name="P13"/>
      <text:p text:style-name="P13"/>
      <text:p text:style-name="P13"/>
      <text:p text:style-name="P13"/>
      <text:h text:style-name="P108" text:outline-level="3"><draw:frame draw:style-name="fr2" draw:name="Bild6" text:anchor-type="paragraph" svg:y="0.1634in" svg:width="1.8862in" svg:height="0.5783in" draw:z-index="3"><draw:image xlink:href="Pictures/100000010000011B000000577C2CF91F7BB6E5EC.png" xlink:type="simple" xlink:show="embed" xlink:actuate="onLoad" draw:mime-type="image/png"/></draw:frame><text:bookmark-start text:name="__RefHeading___Toc869_1408617481111"/><text:soft-page-break/>Last Operator <text:span text:style-name="T10">To </text:span>Sphere Panel<text:bookmark-end text:name="__RefHeading___Toc869_1408617481111"/></text:h>
      <text:h text:style-name="P11" text:outline-level="4"><text:bookmark-start text:name="__RefHeading___Toc17263_1184479374"/>Factor<text:bookmark-end text:name="__RefHeading___Toc17263_1184479374"/></text:h>
      <text:p text:style-name="P13">The factor to transform the selection into a shape form.</text:p>
      <text:h text:style-name="P11" text:outline-level="4"><draw:frame draw:style-name="fr3" draw:name="Bild7" text:anchor-type="paragraph" svg:x="5.4992in" svg:y="0.1154in" svg:width="1.8744in" svg:height="0.7917in" draw:z-index="4"><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3">Enables proportional editing. Activating proportional editing reveals further settings.</text:p>
      <text:h text:style-name="P11" text:outline-level="4"><text:bookmark-start text:name="__RefHeading___Toc1579_1763346469"/>Proportional Falloff<text:bookmark-end text:name="__RefHeading___Toc1579_1763346469"/></text:h>
      <text:p text:style-name="P13">Adjust the falloff methods.</text:p>
      <text:h text:style-name="P11" text:outline-level="4"><text:bookmark-start text:name="__RefHeading___Toc1545_1502043747"/>Proportional Size<text:bookmark-end text:name="__RefHeading___Toc1545_1502043747"/></text:h>
      <text:p text:style-name="P10">See and adjust the falloff radius.</text:p>
      <text:p text:style-name="P10"/>
      <text:h text:style-name="P11" text:outline-level="4"><text:bookmark-start text:name="__RefHeading___Toc1581_1763346469"/>Connected<text:bookmark-end text:name="__RefHeading___Toc1581_1763346469"/></text:h>
      <text:p text:style-name="P13">The proportional falloff gets calculated for connected parts only.</text:p>
      <text:h text:style-name="P11"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5"/>
      <text:h text:style-name="P99" text:outline-level="2"><text:bookmark-start text:name="__RefHeading___Toc44836_1293193603"/>Shear<text:bookmark-end text:name="__RefHeading___Toc44836_1293193603"/></text:h>
      <text:p text:style-name="P13">Shear shears the selection.</text:p>
      <text:h text:style-name="P108" text:outline-level="3"><draw:frame draw:style-name="fr2" draw:name="Bild5" text:anchor-type="paragraph" svg:y="0.1154in" svg:width="1.8661in" svg:height="1.7283in" draw:z-index="5"><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1" text:outline-level="4"><text:bookmark-start text:name="__RefHeading___Toc2124_4084060106"/>Offset<text:bookmark-end text:name="__RefHeading___Toc2124_4084060106"/></text:h>
      <text:p text:style-name="P13">Adjust an offset.</text:p>
      <text:h text:style-name="P11"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1" text:outline-level="4"><text:bookmark-start text:name="__RefHeading___Toc2128_4084060106"/>Axis<text:bookmark-end text:name="__RefHeading___Toc2128_4084060106"/></text:h>
      <text:p text:style-name="P13">Defines one axis of the imaginary shear axis plane.</text:p>
      <text:h text:style-name="P11" text:outline-level="4"><draw:frame draw:style-name="fr2" draw:name="Bild9" text:anchor-type="paragraph" svg:y="0.2008in" svg:width="0.8465in" svg:height="1.1339in" draw:z-index="7"><draw:image xlink:href="Pictures/100000010000007F000000AA78B7A7A30D2632CF.png" xlink:type="simple" xlink:show="embed" xlink:actuate="onLoad" draw:mime-type="image/png"/></draw:frame><text:bookmark-start text:name="__RefHeading___Toc2130_4084060106"/><text:soft-page-break/>Axis Ortho<text:bookmark-end text:name="__RefHeading___Toc2130_4084060106"/></text:h>
      <text:p text:style-name="P13">Defines the other axis of the imaginary shear axis plane.</text:p>
      <text:h text:style-name="P11" text:outline-level="4"><text:bookmark-start text:name="__RefHeading___Toc2132_4084060106"/>Orientation<text:bookmark-end text:name="__RefHeading___Toc2132_4084060106"/></text:h>
      <text:p text:style-name="P13">Choose the orientation for the shear action.</text:p>
      <text:h text:style-name="P11" text:outline-level="4"><text:bookmark-start text:name="__RefHeading___Toc2134_4084060106"/>Proportional editing<text:bookmark-end text:name="__RefHeading___Toc2134_4084060106"/></text:h>
      <text:p text:style-name="P13"><draw:frame draw:style-name="fr3" draw:name="Bild8" text:anchor-type="paragraph" svg:x="5.4992in" svg:y="0.0252in" svg:width="1.8744in" svg:height="0.7917in" draw:z-index="6"><draw:image xlink:href="Pictures/100000010000011900000077A88B36808FE61D0D.png" xlink:type="simple" xlink:show="embed" xlink:actuate="onLoad" draw:mime-type="image/png"/></draw:frame>Enables proportional editing. Activating proportional editing reveals further settings.</text:p>
      <text:h text:style-name="P117" text:outline-level="5"><text:bookmark-start text:name="__RefHeading___Toc1579_17633464691"/>Proportional Falloff<text:bookmark-end text:name="__RefHeading___Toc1579_17633464691"/></text:h>
      <text:p text:style-name="P13">Adjust the falloff methods.</text:p>
      <text:h text:style-name="P117" text:outline-level="5"><text:bookmark-start text:name="__RefHeading___Toc1545_15020437471"/>Proportional Size<text:bookmark-end text:name="__RefHeading___Toc1545_15020437471"/></text:h>
      <text:p text:style-name="P10">See and adjust the falloff radius.</text:p>
      <text:p text:style-name="P10"/>
      <text:h text:style-name="P117" text:outline-level="5"><text:bookmark-start text:name="__RefHeading___Toc1581_17633464691"/>Connected<text:bookmark-end text:name="__RefHeading___Toc1581_17633464691"/></text:h>
      <text:p text:style-name="P13">The proportional falloff gets calculated for connected parts only.</text:p>
      <text:h text:style-name="P117"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2"/>
      <text:h text:style-name="P99" text:outline-level="2"><text:bookmark-start text:name="__RefHeading___Toc2739_245601171"/>Bend<text:bookmark-end text:name="__RefHeading___Toc2739_245601171"/></text:h>
      <text:p text:style-name="P6">Bends the selection.</text:p>
      <text:p text:style-name="Horizontal_20_Line"/>
      <text:h text:style-name="P99" text:outline-level="2"><text:bookmark-start text:name="__RefHeading___Toc44838_1293193603"/>Push/Pull<text:bookmark-end text:name="__RefHeading___Toc44838_1293193603"/></text:h>
      <text:p text:style-name="P13">It pushes or pulls the object positions relative to the centre of the selection.</text:p>
      <text:p text:style-name="P13">In Object mode this tool requires to have more than one object selected. </text:p>
      <text:h text:style-name="P108" text:outline-level="3"><draw:frame draw:style-name="fr2" draw:name="Bild13" text:anchor-type="paragraph" svg:y="0.0252in" svg:width="1.878in" svg:height="1.1374in" draw:z-index="9"><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1" text:outline-level="4"><text:bookmark-start text:name="__RefHeading___Toc2138_4084060106"/>Factor<text:bookmark-end text:name="__RefHeading___Toc2138_4084060106"/></text:h>
      <text:p text:style-name="P13">Adjust the strength of influence of the tool.</text:p>
      <text:h text:style-name="P11" text:outline-level="4"><draw:frame draw:style-name="fr2" draw:name="Bild12" text:anchor-type="paragraph" svg:y="0.1571in" svg:width="1.8744in" svg:height="0.7917in" draw:z-index="8"><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117" text:outline-level="5"><text:bookmark-start text:name="__RefHeading___Toc1579_176334646911"/><text:soft-page-break/>Proportional Falloff<text:bookmark-end text:name="__RefHeading___Toc1579_176334646911"/></text:h>
      <text:p text:style-name="P13">Adjust the falloff methods.</text:p>
      <text:h text:style-name="P117" text:outline-level="5"><text:bookmark-start text:name="__RefHeading___Toc1545_150204374711"/>Proportional Size<text:bookmark-end text:name="__RefHeading___Toc1545_150204374711"/></text:h>
      <text:p text:style-name="P10">See and adjust the falloff radius.</text:p>
      <text:p text:style-name="P10"/>
      <text:h text:style-name="P117" text:outline-level="5"><text:bookmark-start text:name="__RefHeading___Toc1581_176334646911"/>Connected<text:bookmark-end text:name="__RefHeading___Toc1581_176334646911"/></text:h>
      <text:p text:style-name="P13">The proportional falloff gets calculated for connected parts only.</text:p>
      <text:h text:style-name="P117"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12"/>
      <text:h text:style-name="P99" text:outline-level="2"><draw:frame draw:style-name="fr2" draw:name="Bild14" text:anchor-type="paragraph" svg:y="0.1583in" svg:width="0.7992in" svg:height="1.0516in" draw:z-index="10"><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40">Warps a mesh selection between two defined points.</text:p>
      <text:h text:style-name="P108" text:outline-level="3"><text:bookmark-start text:name="__RefHeading___Toc2745_245601171"/>Last operator Warp<text:bookmark-end text:name="__RefHeading___Toc2745_245601171"/></text:h>
      <text:h text:style-name="P11" text:outline-level="4"><text:bookmark-start text:name="__RefHeading___Toc2747_245601171"/>Warp Angle<text:bookmark-end text:name="__RefHeading___Toc2747_245601171"/></text:h>
      <text:p text:style-name="P40">The strength of the warp effect</text:p>
      <text:h text:style-name="P11" text:outline-level="4"><text:bookmark-start text:name="__RefHeading___Toc2749_245601171"/>Offset Angle<text:bookmark-end text:name="__RefHeading___Toc2749_245601171"/></text:h>
      <text:p text:style-name="P40">An offset angle to bend sidewards.</text:p>
      <text:h text:style-name="P11" text:outline-level="4"><draw:frame draw:style-name="fr3" draw:name="Bild15" text:anchor-type="paragraph" svg:x="5.5591in" svg:y="0.0339in" svg:width="1.8744in" svg:height="0.8465in" draw:z-index="11"><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40">The start point.</text:p>
      <text:h text:style-name="P11" text:outline-level="4"><text:bookmark-start text:name="__RefHeading___Toc2753_245601171"/>Max<text:bookmark-end text:name="__RefHeading___Toc2753_245601171"/></text:h>
      <text:p text:style-name="P40">The end point.</text:p>
      <text:p text:style-name="Horizontal_20_Line"/>
      <text:h text:style-name="P99" text:outline-level="2"><text:bookmark-start text:name="__RefHeading___Toc44840_1293193603"/>Randomize Transform<text:bookmark-end text:name="__RefHeading___Toc44840_1293193603"/></text:h>
      <text:p text:style-name="P13">This tool allows <text:span text:style-name="T18">randomizes the positions of the selected vertices. </text:span></text:p>
      <text:h text:style-name="P108" text:outline-level="3"><draw:frame draw:style-name="fr2" draw:name="Bild24" text:anchor-type="paragraph" svg:y="0.0252in" svg:width="1.8744in" svg:height="0.8543in" draw:z-index="12"><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32" text:outline-level="4"><text:bookmark-start text:name="__RefHeading___Toc2170_4084060106"/>Amount<text:bookmark-end text:name="__RefHeading___Toc2170_4084060106"/></text:h>
      <text:p text:style-name="P13">Adjust the <text:span text:style-name="T18">amount.</text:span></text:p>
      <text:h text:style-name="P32" text:outline-level="4"><text:bookmark-start text:name="__RefHeading___Toc2172_4084060106"/>Uniform<text:bookmark-end text:name="__RefHeading___Toc2172_4084060106"/></text:h>
      <text:p text:style-name="P40">The uniform offset distance. </text:p>
      <text:h text:style-name="P32" text:outline-level="4"><text:bookmark-start text:name="__RefHeading___Toc2174_4084060106"/><text:soft-page-break/>Normal<text:bookmark-end text:name="__RefHeading___Toc2174_4084060106"/></text:h>
      <text:p text:style-name="P40">Align the offset direction to the normals.</text:p>
      <text:h text:style-name="P32" text:outline-level="4"><text:bookmark-start text:name="__RefHeading___Toc2176_4084060106"/>Random Seed<text:bookmark-end text:name="__RefHeading___Toc2176_4084060106"/></text:h>
      <text:p text:style-name="P40">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15">Aligns the selected bones to the orientation of the active bone.</text:p>
      <text:p text:style-name="P13"/>
      <table:table table:name="Tabelle3" table:style-name="Tabelle3">
        <table:table-column table:style-name="Tabelle3.A"/>
        <table:table-row>
          <table:table-cell table:style-name="Tabelle3.A1" office:value-type="string">
            <text:h text:style-name="P94" text:outline-level="1"><text:bookmark-start text:name="__RefHeading___Toc1604_9062528"/>M<text:span text:style-name="T15">irror</text:span><text:bookmark-end text:name="__RefHeading___Toc1604_9062528"/></text:h>
          </table:table-cell>
        </table:table-row>
      </table:table>
      <text:p text:style-name="P10"><text:bookmark-start text:name="__RefHeading___Toc2757_245601171"/><text:bookmark-end text:name="__RefHeading___Toc2757_245601171"/></text:p>
      <text:p text:style-name="P41"><draw:frame draw:style-name="fr2" draw:name="Bild10" text:anchor-type="paragraph" svg:y="0.0402in" svg:width="1.3189in" svg:height="1.1181in" draw:z-index="13"><draw:image xlink:href="Pictures/10000001000000C6000000A843E1FCDC0505B4CA.png" xlink:type="simple" xlink:show="embed" xlink:actuate="onLoad" draw:mime-type="image/png"/></draw:frame>Mirror mirrors the selected geometry along the defined axis. </text:p>
      <text:h text:style-name="P99"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99" text:outline-level="2"><text:bookmark-start text:name="__RefHeading___Toc4094_1054810567"/>X Global, Y Global etc.<text:bookmark-end text:name="__RefHeading___Toc4094_1054810567"/></text:h>
      <text:p text:style-name="P42">Mirrors the selection around the chosen axis.</text:p>
      <text:h text:style-name="P108" text:outline-level="3"><text:bookmark-start text:name="__RefHeading___Toc15320_235243477"/>Last Operator Mirror<text:bookmark-end text:name="__RefHeading___Toc15320_235243477"/></text:h>
      <text:p text:style-name="P43"><draw:frame draw:style-name="fr6" draw:name="Bild412" text:anchor-type="paragraph" svg:y="-0.0189in" svg:width="1.878in" svg:height="1.1138in" draw:z-index="14"><draw:image xlink:href="Pictures/100000010000011A000000A77AF4411163A8E859.png" xlink:type="simple" xlink:show="embed" xlink:actuate="onLoad" draw:mime-type="image/png"/></draw:frame>The Last Operator <text:span text:style-name="T19">Mirror</text:span> panel gives you <text:span text:style-name="T20">tools</text:span> to adjust the <text:span text:style-name="T19">mirror action.</text:span></text:p>
      <text:p text:style-name="P43"/>
      <text:p text:style-name="P43"/>
      <text:p text:style-name="P43"/>
      <text:h text:style-name="P11" text:outline-level="4"><draw:frame draw:style-name="fr2" draw:name="Bild27" text:anchor-type="paragraph" svg:y="0.161in" svg:width="0.8465in" svg:height="1.1339in" draw:z-index="16"><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44">Orientation is a drop-down box. Choose the type of orientation for the mirroring action.</text:p>
      <text:h text:style-name="P11"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h text:style-name="P11" text:outline-level="4"><draw:frame draw:style-name="fr2" draw:name="Bild26" text:anchor-type="paragraph" svg:y="0.1571in" svg:width="1.8744in" svg:height="0.7917in" draw:z-index="15"><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117" text:outline-level="5"><text:bookmark-start text:name="__RefHeading___Toc1579_176334646911212"/><text:soft-page-break/>Proportional Falloff<text:bookmark-end text:name="__RefHeading___Toc1579_176334646911212"/></text:h>
      <text:p text:style-name="P13">Adjust the falloff methods.</text:p>
      <text:h text:style-name="P117" text:outline-level="5"><text:bookmark-start text:name="__RefHeading___Toc1545_150204374711212"/>Proportional Size<text:bookmark-end text:name="__RefHeading___Toc1545_150204374711212"/></text:h>
      <text:p text:style-name="P10">See and adjust the falloff radius.</text:p>
      <text:p text:style-name="P10"/>
      <text:h text:style-name="P117" text:outline-level="5"><text:bookmark-start text:name="__RefHeading___Toc1581_176334646911212"/>Connected<text:bookmark-end text:name="__RefHeading___Toc1581_176334646911212"/></text:h>
      <text:p text:style-name="P13">The proportional falloff gets calculated for connected parts only.</text:p>
      <text:h text:style-name="P117" text:outline-level="5"><text:bookmark-start text:name="__RefHeading___Toc1583_176334646911212"/>Projected(2D)<text:bookmark-end text:name="__RefHeading___Toc1583_176334646911212"/></text:h>
      <text:p text:style-name="P43">The proportional falloff gets calculated in the screen space. Depth doesn't play a role. When it's in the radius, then it gets calculated.</text:p>
      <text:p text:style-name="P43"/>
      <table:table table:name="Tabelle4" table:style-name="Tabelle4">
        <table:table-column table:style-name="Tabelle4.A"/>
        <table:table-row>
          <table:table-cell table:style-name="Tabelle4.A1" office:value-type="string">
            <text:h text:style-name="P95" text:outline-level="1"><text:bookmark-start text:name="__RefHeading___Toc1606_9062528"/>S<text:span text:style-name="T15">nap</text:span><text:bookmark-end text:name="__RefHeading___Toc1606_9062528"/></text:h>
          </table:table-cell>
        </table:table-row>
      </table:table>
      <text:p text:style-name="P46"><draw:frame draw:style-name="fr2" draw:name="Bild11" text:anchor-type="paragraph" svg:y="0.2008in" svg:width="1.472in" svg:height="1.1846in" draw:z-index="17"><draw:image xlink:href="Pictures/10000001000000DD000000B2A5CCA56BD9041963.png" xlink:type="simple" xlink:show="embed" xlink:actuate="onLoad" draw:mime-type="image/png"/></draw:frame></text:p>
      <text:p text:style-name="P46"><text:bookmark-start text:name="__RefHeading___Toc2759_245601171"/>Choose several methods to snap one element to another.<text:span text:style-name="T15"> The menu items should be self explaining.</text:span><text:bookmark-end text:name="__RefHeading___Toc2759_245601171"/></text:p>
      <text:h text:style-name="P100" text:outline-level="2"><text:bookmark-start text:name="__RefHeading___Toc1608_9062528"/>Last Operator Snap<text:bookmark-end text:name="__RefHeading___Toc1608_9062528"/></text:h>
      <text:p text:style-name="P45"><draw:frame draw:style-name="fr2" draw:name="Bild28" text:anchor-type="paragraph" svg:y="0.1791in" svg:width="1.8744in" svg:height="0.3937in" draw:z-index="18"><draw:image xlink:href="Pictures/10000001000001190000003B8D2BB98F58AFC8BE.png" xlink:type="simple" xlink:show="embed" xlink:actuate="onLoad" draw:mime-type="image/png"/></draw:frame>Some snap operations shows a last operation panel, some not.</text:p>
      <text:h text:style-name="P109" text:outline-level="3"><text:bookmark-start text:name="__RefHeading___Toc1610_9062528"/>Offset<text:bookmark-end text:name="__RefHeading___Toc1610_9062528"/></text:h>
      <text:p text:style-name="P45">If the selection should snap as a whole, or if each individual element of the selection should snap.</text:p>
      <text:p text:style-name="P45"/>
      <table:table table:name="Tabelle5" table:style-name="Tabelle5">
        <table:table-column table:style-name="Tabelle5.A"/>
        <table:table-row>
          <table:table-cell table:style-name="Tabelle5.A1" office:value-type="string">
            <text:h text:style-name="P96" text:outline-level="1"><text:bookmark-start text:name="__RefHeading___Toc44844_1293193603"/><text:span text:style-name="T39">Recalculate </text:span>B<text:span text:style-name="T21">one Roll - </text:span><text:span text:style-name="T39">Submenu</text:span><text:bookmark-end text:name="__RefHeading___Toc44844_1293193603"/></text:h>
          </table:table-cell>
        </table:table-row>
      </table:table>
      <text:p text:style-name="P14"/>
      <text:p text:style-name="P17"><draw:frame draw:style-name="fr2" draw:name="Bild16" text:anchor-type="paragraph" svg:y="0.2008in" svg:width="2.6138in" svg:height="2.1846in" draw:z-index="19"><draw:image xlink:href="Pictures/10000001000001880000014885089C779861D56A.png" xlink:type="simple" xlink:show="embed" xlink:actuate="onLoad" draw:mime-type="image/png"/></draw:frame>Recalculate Bone Roll<text:span text:style-name="T22"> Recalculate Roll is a menu where you can recalculate the bone roll in various ways.</text:span></text:p>
      <text:p text:style-name="P17"/>
      <text:p text:style-name="P21">The menu items are pretty self explaining. So we will not repeat the descriptions here.</text:p>
      <text:p text:style-name="P20"/>
      <text:p text:style-name="P16"/>
      <text:p text:style-name="P16"/>
      <text:p text:style-name="P16"/>
      <text:p text:style-name="P16"/>
      <text:p text:style-name="P16"/>
      <text:p text:style-name="P16"/>
      <text:p text:style-name="P16"/>
      <text:h text:style-name="P110" text:outline-level="3"><draw:frame draw:style-name="fr8" draw:name="Bild375" text:anchor-type="paragraph" svg:y="0.0146in" svg:width="1.878in" svg:height="0.7083in" draw:z-index="20"><draw:image xlink:href="Pictures/100000010000011A0000006ACD2555FBBB28801E.png" xlink:type="simple" xlink:show="embed" xlink:actuate="onLoad" draw:mime-type="image/png"/></draw:frame><text:bookmark-start text:name="__RefHeading___Toc44846_1293193603"/><text:soft-page-break/>Last Operator Recalculate Roll<text:bookmark-end text:name="__RefHeading___Toc44846_1293193603"/></text:h>
      <text:h text:style-name="P33" text:outline-level="4"><text:bookmark-start text:name="__RefHeading___Toc12904_2041621449"/>Type<text:bookmark-end text:name="__RefHeading___Toc12904_2041621449"/></text:h>
      <text:p text:style-name="P21">Type is a drop-down box. Choose the recalculation method again.</text:p>
      <text:h text:style-name="P33" text:outline-level="4"><draw:frame draw:style-name="fr2" draw:name="Bild376" text:anchor-type="paragraph" svg:y="0.0209in" svg:width="2.7083in" svg:height="1.1457in" draw:z-index="21"><draw:image xlink:href="Pictures/1000000100000196000000AC1EAD7F2DCC91140E.png" xlink:type="simple" xlink:show="embed" xlink:actuate="onLoad" draw:mime-type="image/png"/></draw:frame><text:bookmark-start text:name="__RefHeading___Toc12906_2041621449"/>Flip Axis<text:bookmark-end text:name="__RefHeading___Toc12906_2041621449"/></text:h>
      <text:p text:style-name="P21">Negates the alignment axis.</text:p>
      <text:h text:style-name="P33" text:outline-level="4"><text:bookmark-start text:name="__RefHeading___Toc12908_2041621449"/>Shortest Rotation<text:bookmark-end text:name="__RefHeading___Toc12908_2041621449"/></text:h>
      <text:p text:style-name="P21">Ignore the axis direction, and use the shortest rotation to align the bone(s)</text:p>
      <text:p text:style-name="P18"/>
      <text:h text:style-name="Heading_20_2" text:outline-level="2"><text:bookmark-start text:name="__RefHeading___Toc44848_1293193603"/>Se<text:span text:style-name="T23">t</text:span> <text:span text:style-name="T22">Bone </text:span>Roll<text:bookmark-end text:name="__RefHeading___Toc44848_1293193603"/></text:h>
      <text:p text:style-name="P21">This operation is relative to the starting value, and starts always with zero. It does not display the Bone Roll value from the Transform panel. It adds or subtracts the amount of the operation to/from the Roll value then.</text:p>
      <text:p text:style-name="P21"><draw:frame draw:style-name="fr3" draw:name="Bild378" text:anchor-type="paragraph" svg:x="6.5472in" svg:y="-0.0701in" svg:width="0.7362in" svg:height="0.189in" draw:z-index="22"><draw:image xlink:href="Pictures/100000010000006A0000001B6BFE179080E6AA6A.png" xlink:type="simple" xlink:show="embed" xlink:actuate="onLoad" draw:mime-type="image/png"/></draw:frame>While operating you will see the current relative Roll value in the header.</text:p>
      <text:h text:style-name="Heading_20_3" text:outline-level="3"><draw:frame draw:style-name="fr3" draw:name="Bild379" text:anchor-type="paragraph" svg:x="3.5165in" svg:y="0.1425in" svg:width="1.8744in" svg:height="1.2445in" draw:z-index="23"><draw:image xlink:href="Pictures/1000000100000119000000BBF0DDC2F218CD586F.png" xlink:type="simple" xlink:show="embed" xlink:actuate="onLoad" draw:mime-type="image/png"/></draw:frame><draw:frame draw:style-name="fr2" draw:name="Bild17" text:anchor-type="paragraph" svg:y="0.1465in" svg:width="1.7402in" svg:height="2.3071in" draw:z-index="25"><draw:image xlink:href="Pictures/10000001000001050000015A63D0CE3930CA30BB.png" xlink:type="simple" xlink:show="embed" xlink:actuate="onLoad" draw:mime-type="image/png"/></draw:frame><text:bookmark-start text:name="__RefHeading___Toc12912_2041621449"/>Last Operator Transform<text:bookmark-end text:name="__RefHeading___Toc12912_2041621449"/></text:h>
      <text:p text:style-name="P21">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21">Unfortunately even the X value to display the amount of the roll is broken. It displays the amount in Radians, while the Bone roll is in degrees.</text:p>
      <text:p text:style-name="P21"/>
      <text:p text:style-name="P18"/>
      <text:p text:style-name="P16"/>
      <text:h text:style-name="Heading_20_2" text:outline-level="2"><draw:frame draw:style-name="fr2" draw:name="Bild380" text:anchor-type="paragraph" svg:y="0.1071in" svg:width="1.8937in" svg:height="0.4252in" draw:z-index="24"><draw:image xlink:href="Pictures/100000010000011C00000040D3671881A5433BD2.png" xlink:type="simple" xlink:show="embed" xlink:actuate="onLoad" draw:mime-type="image/png"/></draw:frame><text:bookmark-start text:name="__RefHeading___Toc44850_1293193603"/>Clear Roll<text:bookmark-end text:name="__RefHeading___Toc44850_1293193603"/></text:h>
      <text:p text:style-name="P21">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21">Set the bone roll.</text:p>
      <text:p text:style-name="P19"/>
      <text:p text:style-name="P19"><text:soft-page-break/></text:p>
      <table:table table:name="Tabelle6" table:style-name="Tabelle6">
        <table:table-column table:style-name="Tabelle6.A"/>
        <table:table-row>
          <table:table-cell table:style-name="Tabelle6.A1" office:value-type="string">
            <text:h text:style-name="P97" text:outline-level="1"><text:bookmark-start text:name="__RefHeading___Toc873_1486160359"/>S<text:span text:style-name="T24">ingle Operators</text:span><text:bookmark-end text:name="__RefHeading___Toc873_1486160359"/></text:h>
          </table:table-cell>
        </table:table-row>
      </table:table>
      <text:p text:style-name="P22"/>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2" draw:name="Bild18" text:anchor-type="paragraph" svg:y="0.1634in" svg:width="1.8744in" svg:height="1.1256in" draw:z-index="26"><draw:image xlink:href="Pictures/1000000100000119000000A9095E39FEC1611CA3.png" xlink:type="simple" xlink:show="embed" xlink:actuate="onLoad" draw:mime-type="image/png"/></draw:frame><text:bookmark-start text:name="__RefHeading___Toc7122_126077488"/>Last Operator <text:span text:style-name="T11">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4">You need to tick X Axis Mirror</text:span>.<text:span text:style-name="T24"> <text:s/>When you tick Forked, then the bone that you extrude to the one side will now be extruded to the other side too. The extrude gets mirrored along the x axis. This allows you to create a symmetrical armature.</text:span></text:p>
      <text:p text:style-name="Text_20_body"><draw:frame draw:style-name="fr7" draw:name="Bild21" text:anchor-type="paragraph" svg:x="0.0909in" svg:y="0.0925in" svg:width="1.472in" svg:height="1.2445in" draw:z-index="29"><draw:image xlink:href="Pictures/10000001000000DD000000BBD5E763C35A8FF09A.png" xlink:type="simple" xlink:show="embed" xlink:actuate="onLoad" draw:mime-type="image/png"/></draw:frame><draw:frame draw:style-name="fr7" draw:name="Bild19" text:anchor-type="paragraph" svg:x="1.9209in" svg:y="0.1098in" svg:width="2.9453in" svg:height="1.4366in" draw:z-index="28"><draw:image xlink:href="Pictures/10000001000001BA000000D8C3EE44D0512308E6.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2" draw:name="Bild20" text:anchor-type="paragraph" svg:y="0.1071in" svg:width="0.8465in" svg:height="1.1339in" draw:z-index="27"><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37">Proportional editing is dysfunctional. You cannot activate it.</text:p>
      <text:p text:style-name="Horizontal_20_Line"/>
      <text:h text:style-name="P101" text:outline-level="2"><text:bookmark-start text:name="__RefHeading___Toc4681_419609328"/>Extrude to Cursor<text:bookmark-end text:name="__RefHeading___Toc4681_419609328"/></text:h>
      <text:p text:style-name="P72">Hotkey only tool. Extrude to the mouse position.</text:p>
      <text:h text:style-name="P111" text:outline-level="3"><draw:frame draw:style-name="fr6" draw:name="Bild23" text:anchor-type="paragraph" svg:y="0.1709in" svg:width="1.9134in" svg:height="0.8346in" draw:z-index="56"><draw:image xlink:href="Pictures/100000010000011F0000007DEEFA5708F431F28E.png" xlink:type="simple" xlink:show="embed" xlink:actuate="onLoad" draw:mime-type="image/png"/></draw:frame><text:bookmark-start text:name="__RefHeading___Toc4683_419609328"/>Last Operator Extrude to Cursor or Add<text:bookmark-end text:name="__RefHeading___Toc4683_419609328"/></text:h>
      <text:h text:style-name="P70" text:outline-level="4"><text:bookmark-start text:name="__RefHeading___Toc4685_419609328"/>Location X Y Z<text:bookmark-end text:name="__RefHeading___Toc4685_419609328"/></text:h>
      <text:p text:style-name="P71">The location to extrude to.</text:p>
      <text:p text:style-name="P36"/>
      <text:h text:style-name="P102" text:outline-level="2"><text:bookmark-start text:name="__RefHeading___Toc13307_405158413"/><text:soft-page-break/>Duplicate<text:bookmark-end text:name="__RefHeading___Toc13307_405158413"/></text:h>
      <text:p text:style-name="P30">Duplicates selected <text:span text:style-name="T36">bones</text:span>.</text:p>
      <text:p text:style-name="P3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30"><draw:frame draw:style-name="fr5" draw:name="Bild84" text:anchor-type="paragraph" svg:width="2.2201in" svg:height="0.4016in" draw:z-index="53"><draw:image xlink:href="Pictures/100000010000014D0000003C5970B04F70C8CCBA.png" xlink:type="simple" xlink:show="embed" xlink:actuate="onLoad" draw:mime-type="image/png"/></draw:frame>When you drag the duplicate around you will see the position values in the header.</text:p>
      <text:h text:style-name="P112" text:outline-level="3"><draw:frame draw:style-name="fr5" draw:name="Bild82" text:anchor-type="paragraph" svg:width="1.8583in" svg:height="1.1138in" draw:z-index="51"><draw:image xlink:href="Pictures/1000000100000117000000A7BFA0EEA92DC8A322.png" xlink:type="simple" xlink:show="embed" xlink:actuate="onLoad" draw:mime-type="image/png"/></draw:frame><text:bookmark-start text:name="__RefHeading___Toc30744_12365009851"/>Last Operator Duplicate<text:bookmark-end text:name="__RefHeading___Toc30744_12365009851"/></text:h>
      <text:h text:style-name="P29" text:outline-level="4"><text:bookmark-start text:name="__RefHeading___Toc30746_12365009851"/>Duplicate Objects<text:bookmark-end text:name="__RefHeading___Toc30746_12365009851"/></text:h>
      <text:h text:style-name="P118" text:outline-level="5"><text:bookmark-start text:name="__RefHeading___Toc30748_12365009851"/>Flip Names<text:bookmark-end text:name="__RefHeading___Toc30748_12365009851"/></text:h>
      <text:p text:style-name="P61">Tries to flip the names of the bones. This is a name convention feature. When you have a bone called mybone.R, then it tries to become mybone.L</text:p>
      <text:h text:style-name="P29" text:outline-level="4"><text:bookmark-start text:name="__RefHeading___Toc30750_12365009851"/>Move X , Y , Z<text:bookmark-end text:name="__RefHeading___Toc30750_12365009851"/></text:h>
      <text:p text:style-name="P30">The Position of the duplicated object.</text:p>
      <text:h text:style-name="P29" text:outline-level="4"><draw:frame draw:style-name="fr6" draw:name="Bild83" text:anchor-type="paragraph" svg:y="0.0937in" svg:width="0.7598in" svg:height="1.1256in" draw:z-index="52"><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30">Orientation is a drop-down box. Choose the type of orientation for the duplicate action.</text:p>
      <text:p text:style-name="P30"/>
      <text:h text:style-name="P29" text:outline-level="4"><text:bookmark-start text:name="__RefHeading___Toc4746_1213496917"/>Proportional editing<text:bookmark-end text:name="__RefHeading___Toc4746_1213496917"/></text:h>
      <text:p text:style-name="P62"><draw:frame draw:style-name="fr3" draw:name="Bild85" text:anchor-type="paragraph" svg:x="5.4992in" svg:y="0.0252in" svg:width="1.8744in" svg:height="0.7917in" draw:z-index="54"><draw:image xlink:href="Pictures/100000010000011900000077A88B36808FE61D0D.png" xlink:type="simple" xlink:show="embed" xlink:actuate="onLoad" draw:mime-type="image/png"/></draw:frame>This checkbox has no use here. You cannot activate it.</text:p>
      <text:p text:style-name="P28"/>
      <text:p text:style-name="P28"/>
      <text:p text:style-name="P28"/>
      <text:p text:style-name="P28"/>
      <text:p text:style-name="P73"/>
      <text:h text:style-name="Heading_20_2" text:outline-level="2"><draw:frame draw:style-name="fr2" draw:name="Bild382" text:anchor-type="paragraph" svg:y="0.0256in" svg:width="1.9925in" svg:height="2.3543in" draw:z-index="30"><draw:image xlink:href="Pictures/100000010000011F000001536AD3BF79C89C9CBC.png" xlink:type="simple" xlink:show="embed" xlink:actuate="onLoad" draw:mime-type="image/png"/></draw:frame><text:bookmark-start text:name="__RefHeading___Toc14014_379221046"/><text:span text:style-name="T25">Fill</text:span> between Joints<text:bookmark-end text:name="__RefHeading___Toc14014_379221046"/></text:h>
      <text:p text:style-name="P39">Fill between joints fills a bone <text:span text:style-name="T26">between</text:span> two selected joints. </text:p>
      <text:p text:style-name="P39">When there is just one joint selected, then the bone is created between this selected joint and the 3D cursor.</text:p>
      <text:p text:style-name="P39"/>
      <text:p text:style-name="P39"/>
      <text:p text:style-name="P39"/>
      <text:p text:style-name="P39"/>
      <text:p text:style-name="P34"/>
      <text:h text:style-name="Heading_20_2" text:outline-level="2"><text:bookmark-start text:name="__RefHeading___Toc14016_379221046"/><text:soft-page-break/>Split<text:bookmark-end text:name="__RefHeading___Toc14016_379221046"/></text:h>
      <text:p text:style-name="P39">Split splits the selected bone(s) from connected bones. They are still part of the armature. But the bone is now floating. And you can pull this bone(s) around without pulling the rest of the armature around.</text:p>
      <text:p text:style-name="P39">The Last operator for Split has no content.</text:p>
      <text:p text:style-name="P34"/>
      <text:h text:style-name="Heading_20_2" text:outline-level="2"><text:bookmark-start text:name="__RefHeading___Toc14018_379221046"/>Separate <text:span text:style-name="T39">Bones</text:span><text:bookmark-end text:name="__RefHeading___Toc14018_379221046"/></text:h>
      <text:p text:style-name="P39">Separate separates the selected bone(s) from the armature. And creates a new, independent, armature.</text:p>
      <text:p text:style-name="P39">The Last operator for Separate has no content.</text:p>
      <text:p text:style-name="P39"/>
      <text:p text:style-name="P34"/>
      <text:h text:style-name="P103" text:outline-level="2"><draw:frame draw:style-name="fr2" draw:name="Bild721" text:anchor-type="paragraph" svg:y="-0.0047in" svg:width="2.972in" svg:height="1.5354in" draw:z-index="31"><draw:image xlink:href="Pictures/10000001000001AC000000DD7499C906F1993BE6.png" xlink:type="simple" xlink:show="embed" xlink:actuate="onLoad" draw:mime-type="image/png"/></draw:frame><text:bookmark-start text:name="__RefHeading___Toc12318_1689820592"/>Symmetrize<text:bookmark-end text:name="__RefHeading___Toc12318_1689820592"/></text:h>
      <text:p text:style-name="P47">Creates a symmetrical mirrored copy of the currently selected bones<text:span text:style-name="T27"> along the X axis</text:span>. The mirror centre is the pivot of the armature.<text:span text:style-name="T29"> </text:span></text:p>
      <text:p text:style-name="P47"/>
      <text:p text:style-name="P47"><draw:frame draw:style-name="fr2" draw:name="Bild25" text:anchor-type="paragraph" svg:y="0.1134in" svg:width="2.2717in" svg:height="1.5472in" draw:z-index="33"><draw:image xlink:href="Pictures/1000000100000155000000E8713485E1E932E2B2.png" xlink:type="simple" xlink:show="embed" xlink:actuate="onLoad" draw:mime-type="image/png"/></draw:frame></text:p>
      <text:p text:style-name="P47"><text:span text:style-name="T29">The bones that you want to symmetrize needs to </text:span>follow the <text:span text:style-name="T30">left right </text:span>name conventions for bones. <text:span text:style-name="T30">Bones without this left right naming are not affected by the tool. </text:span>If there is a lower or upper case “L”, “R”, “left” or “right”<text:span text:style-name="T28"> with a separating dot</text:span> <text:span text:style-name="T28">in the bone name, then this tool creates and renames the bones names to its counter part. Bone.L becomes Bone.R. </text:span></text:p>
      <text:p text:style-name="P47"/>
      <text:h text:style-name="P113" text:outline-level="3"><draw:frame draw:style-name="fr5" draw:name="Bild722" text:anchor-type="paragraph" svg:width="1.8862in" svg:height="0.4217in" draw:z-index="32"><draw:image xlink:href="Pictures/100000010000011B0000003F6BB906324CB59044.png" xlink:type="simple" xlink:show="embed" xlink:actuate="onLoad" draw:mime-type="image/png"/></draw:frame><text:bookmark-start text:name="__RefHeading___Toc12896_2041621449"/>Last Operator Symmetrize<text:bookmark-end text:name="__RefHeading___Toc12896_2041621449"/></text:h>
      <text:h text:style-name="P119" text:outline-level="5"><text:bookmark-start text:name="__RefHeading___Toc12898_2041621449"/>Direction<text:bookmark-end text:name="__RefHeading___Toc12898_2041621449"/></text:h>
      <text:p text:style-name="P48">Define the calculation direction. From -X to + X or from +X to -X</text:p>
      <text:p text:style-name="P38"/>
      <text:h text:style-name="Heading_20_2" text:outline-level="2"><text:bookmark-start text:name="__RefHeading___Toc1136_2198747602"/>Subdivide<text:bookmark-end text:name="__RefHeading___Toc1136_2198747602"/></text:h>
      <text:p text:style-name="P50">Subdivide subdivides the current selection.</text:p>
      <text:h text:style-name="Heading_20_3" text:outline-level="3"><draw:frame draw:style-name="fr2" draw:name="Bild316" text:anchor-type="paragraph" svg:y="0.1283in" svg:width="1.9016in" svg:height="0.4335in" draw:z-index="34"><draw:image xlink:href="Pictures/100000010000011D000000418D1F714225B88DC3.png" xlink:type="simple" xlink:show="embed" xlink:actuate="onLoad" draw:mime-type="image/png"/></draw:frame><text:bookmark-start text:name="__RefHeading___Toc24283_1881375502"/>Last Operator Subdivide <text:span text:style-name="T12">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49">Adjust the number of subdivisions<text:span text:style-name="T30">.</text:span></text:p>
      <text:p text:style-name="Horizontal_20_Line"/>
      <text:h text:style-name="Heading_20_2" text:outline-level="2"><text:bookmark-start text:name="__RefHeading___Toc7128_126077488"/><text:soft-page-break/>Switch Direction<text:bookmark-end text:name="__RefHeading___Toc7128_126077488"/></text:h>
      <text:p text:style-name="P51">S<text:span text:style-name="T30">witches the direction in which the selected bones are pointing.</text:span></text:p>
      <text:p text:style-name="Horizontal_20_Line"/>
      <text:h text:style-name="Heading_20_2" text:outline-level="2"><text:bookmark-start text:name="__RefHeading___Toc1138_2198747602"/>Name<text:span text:style-name="T31">s - </text:span><text:span text:style-name="T39">Submenu</text:span><text:bookmark-end text:name="__RefHeading___Toc1138_2198747602"/></text:h>
      <text:p text:style-name="P52"><draw:frame draw:style-name="fr2" draw:name="Bild29" text:anchor-type="paragraph" svg:y="-0.0591in" svg:width="3.4016in" svg:height="0.5984in" draw:z-index="35"><draw:image xlink:href="Pictures/10000001000001FE0000005A5707DCEC5FE0E623.png" xlink:type="simple" xlink:show="embed" xlink:actuate="onLoad" draw:mime-type="image/png"/></draw:frame><draw:frame draw:style-name="fr2" draw:name="Bild30" text:anchor-type="paragraph" svg:y="0.8783in" svg:width="2.2598in" svg:height="1.752in" draw:z-index="36"><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2">Renames the bones from left to right.</text:p>
      <text:h text:style-name="Heading_20_3" text:outline-level="3"><text:bookmark-start text:name="__RefHeading___Toc7132_126077488"/>Autoname Front/Back<text:bookmark-end text:name="__RefHeading___Toc7132_126077488"/></text:h>
      <text:p text:style-name="P52">Renames the bones from front to back.</text:p>
      <text:h text:style-name="Heading_20_3" text:outline-level="3"><draw:frame draw:style-name="fr2" draw:name="Bild31" text:anchor-type="paragraph" svg:y="0.2854in" svg:width="2.2992in" svg:height="1.9366in" draw:z-index="3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52">Renames the bones from top to bottom.</text:p>
      <text:p text:style-name="P52"/>
      <text:p text:style-name="P52"/>
      <text:p text:style-name="P52"/>
      <text:p text:style-name="P52"/>
      <text:p text:style-name="P52"/>
      <text:h text:style-name="Heading_20_4" text:outline-level="4"><draw:frame draw:style-name="fr2" draw:name="Bild32" text:anchor-type="paragraph" svg:y="0.1189in" svg:width="1.8744in" svg:height="0.4217in" draw:z-index="38"><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3">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2">When you mirror a half of an armature you end in names like Bone.001.R.001. But what we need is Bone.001.L for a symmetrical armature. Flip names flips the names to follow the left right name conventions.</text:p>
      <text:h text:style-name="P35" text:outline-level="4"><draw:frame draw:style-name="fr2" draw:name="Bild33" text:anchor-type="paragraph" svg:y="0.1189in" svg:width="1.8744in" svg:height="0.4217in" draw:z-index="39"><draw:image xlink:href="Pictures/100000010000011D000000404FBB49081CA815A3.png" xlink:type="simple" xlink:show="embed" xlink:actuate="onLoad" draw:mime-type="image/png"/></draw:frame><text:bookmark-start text:name="__RefHeading___Toc7142_126077488"/>Last operator <text:span text:style-name="T14">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53">Tries to remove the numbers in the names if possible.</text:p>
      <text:p text:style-name="Horizontal_20_Line"/>
      <text:h text:style-name="P104" text:outline-level="2"><text:bookmark-start text:name="__RefHeading___Toc13952_15721867971"/><text:soft-page-break/><text:span text:style-name="T40">About </text:span>Bone <text:span text:style-name="T41">Collections</text:span><draw:frame draw:style-name="fr4" draw:name="Image11" text:anchor-type="char" svg:x="4.9083in" svg:y="0.0846in" svg:width="2.6028in" svg:height="1.8236in" draw:z-index="58"><draw:image xlink:href="Pictures/1000000100000130000000D5E7364E439AAABF27.png" xlink:type="simple" xlink:show="embed" xlink:actuate="onLoad" draw:mime-type="image/png"/></draw:frame><text:bookmark-end text:name="__RefHeading___Toc13952_15721867971"/></text:h>
      <text:p text:style-name="P80">Bone <text:span text:style-name="T41">Collections</text:span> is a menu to handle bone <text:span text:style-name="T40">collection</text:span> functionality from within a menu in the 3D <text:span text:style-name="T40">V</text:span>iew <text:span text:style-name="T40">editor</text:span>. The bone <text:span text:style-name="T40">collections</text:span> themselves can be found in the Properties editor <text:span text:style-name="T42">then in the</text:span> <text:span text:style-name="T42">Armature tab</text:span>.</text:p>
      <text:p text:style-name="P79"/>
      <text:p text:style-name="P79"/>
      <text:p text:style-name="P75"/>
      <text:h text:style-name="P105" text:outline-level="2"><text:bookmark-start text:name="__RefHeading___Toc2779_2183246537"/>Move to Bone Collection<draw:frame draw:style-name="fr4" draw:name="Image2" text:anchor-type="char" svg:x="5.3862in" svg:y="0.1453in" svg:width="2.0717in" svg:height="1.2252in" draw:z-index="61"><draw:image xlink:href="Pictures/10000000000000D00000007B8D8C0F777CDF6E30.png" xlink:type="simple" xlink:show="embed" xlink:actuate="onLoad" draw:mime-type="image/png"/></draw:frame><text:bookmark-end text:name="__RefHeading___Toc2779_2183246537"/></text:h>
      <text:p text:style-name="P81">Armature and bones ha<text:span text:style-name="T41">ve</text:span> <text:span text:style-name="T41">their</text:span> own <text:span text:style-name="T41">collection</text:span> system. This menu item opens a popup where you can put the <text:span text:style-name="T44">selected bones </text:span><text:span text:style-name="T41">into a New Collection or an existing Bone Collection</text:span>.</text:p>
      <text:h text:style-name="Heading_20_3" text:outline-level="3"><text:bookmark-start text:name="__RefHeading___Toc4811_2842742584 Copy 1"/>New Bone Collection<text:bookmark-end text:name="__RefHeading___Toc4811_2842742584 Copy 1"/></text:h>
      <text:p text:style-name="P86">Assigns the selected bones to a new Bone Collection. This will prompt to name the new collection. </text:p>
      <text:h text:style-name="Heading_20_3" text:outline-level="3"><text:bookmark-start text:name="__RefHeading___Toc4813_2842742584 Copy 1"/>Bone List<text:bookmark-end text:name="__RefHeading___Toc4813_2842742584 Copy 1"/></text:h>
      <text:p text:style-name="P86">Assigns or unassigns the selected bones to or from the collection. <text:span text:style-name="T41">The </text:span>green <text:span text:style-name="T41">+ icon and </text:span>red <text:span text:style-name="T41">– icon show if you can remove or add a bone to the listed collection. </text:span></text:p>
      <text:p text:style-name="P59"/>
      <text:h text:style-name="P106" text:outline-level="2"><text:bookmark-start text:name="__RefHeading___Toc2781_2183246537"/>Bone Collections – Sub Me<draw:frame draw:style-name="fr1" draw:name="Image3" text:anchor-type="char" svg:x="3.5508in" svg:y="0.1543in" svg:width="3.922in" svg:height="0.5957in" draw:z-index="62"><draw:image xlink:href="Pictures/100000010000020F00000050E88C0F5292C7266F.png" xlink:type="simple" xlink:show="embed" xlink:actuate="onLoad" draw:mime-type="image/png"/></draw:frame>nu<text:bookmark-end text:name="__RefHeading___Toc2781_2183246537"/></text:h>
      <text:p text:style-name="P82">Armature and bones has its own <text:span text:style-name="T41">collection</text:span> system. </text:p>
      <text:h text:style-name="P116" text:outline-level="3"><text:bookmark-start text:name="__RefHeading___Toc8417_2291351484"/><draw:frame draw:style-name="fr4" draw:name="Image6" text:anchor-type="char" svg:x="5.8382in" svg:y="0.3154in" svg:width="1.6445in" svg:height="1.3189in" draw:z-index="60"><draw:image xlink:href="Pictures/10000000000000C50000009E6B6DB6B9F3827925.png" xlink:type="simple" xlink:show="embed" xlink:actuate="onLoad" draw:mime-type="image/png"/></draw:frame>Add<text:bookmark-end text:name="__RefHeading___Toc8417_2291351484"/></text:h>
      <text:p text:style-name="P77">Add or remove the bone from the listed bone collection<text:span text:style-name="T43">s</text:span>. The <text:span text:style-name="T43">green </text:span>+ icon and <text:span text:style-name="T43">red </text:span>– icon show if you can remove or add a bone to the listed collection. A bone can be in multiple collections at the same time. <text:s/></text:p>
      <text:h text:style-name="P83" text:outline-level="4"><text:bookmark-start text:name="__RefHeading___Toc4811_2842742584"/>New<text:bookmark-end text:name="__RefHeading___Toc4811_2842742584"/></text:h>
      <text:p text:style-name="P85">Assigns the selected bones to a new Bone Collection. This will prompt to name the new collection. </text:p>
      <text:h text:style-name="P83" text:outline-level="4"><text:bookmark-start text:name="__RefHeading___Toc4813_2842742584"/>Bone List<text:bookmark-end text:name="__RefHeading___Toc4813_2842742584"/></text:h>
      <text:p text:style-name="P85">Assigns or unassigns the selected bones to or from the collection. <text:span text:style-name="T41">The </text:span>green <text:span text:style-name="T41">+ icon and </text:span>red <text:span text:style-name="T41">– icon show if you can remove or add a bone to the listed collection. </text:span></text:p>
      <text:h text:style-name="P114" text:outline-level="3"><text:bookmark-start text:name="__RefHeading___Toc8415_2291351484"/>Show All<text:bookmark-end text:name="__RefHeading___Toc8415_2291351484"/></text:h>
      <text:p text:style-name="P77">Show all bone collections. </text:p>
      <text:h text:style-name="P114" text:outline-level="3"><text:bookmark-start text:name="__RefHeading___Toc8419_2291351484"/><text:soft-page-break/>Assign to New<text:bookmark-end text:name="__RefHeading___Toc8419_2291351484"/></text:h>
      <text:p text:style-name="P77">Add selected bones to a new collection with a new name. </text:p>
      <text:h text:style-name="P83" text:outline-level="4"><text:bookmark-start text:name="__RefHeading___Toc12884_20416214491 Copy 1"/>Last Operator <text:span text:style-name="T45">A</text:span><text:span text:style-name="T41">dd Selected Bones to Collection</text:span><draw:frame draw:style-name="fr1" draw:name="Image5" text:anchor-type="char" svg:x="5.2583in" svg:y="0.1217in" svg:width="2.1335in" svg:height="0.6236in" draw:z-index="59"><draw:image xlink:href="Pictures/1000000000000123000000559F3D30CBE3468F15.png" xlink:type="simple" xlink:show="embed" xlink:actuate="onLoad" draw:mime-type="image/png"/></draw:frame><text:bookmark-end text:name="__RefHeading___Toc12884_20416214491 Copy 1"/></text:h>
      <text:h text:style-name="P120" text:outline-level="5"><text:bookmark-start text:name="__RefHeading___Toc8421_2291351484"/>Bone Collection<text:bookmark-end text:name="__RefHeading___Toc8421_2291351484"/></text:h>
      <text:p text:style-name="P77">Change name of the new collection.</text:p>
      <text:p text:style-name="P84"/>
      <text:p text:style-name="P76"/>
      <text:p text:style-name="P74"/>
      <text:p text:style-name="Horizontal_20_Line"/>
      <text:h text:style-name="Heading_20_2" text:outline-level="2"><text:bookmark-start text:name="__RefHeading___Toc7146_126077488"/>Make Parent<text:bookmark-end text:name="__RefHeading___Toc7146_126077488"/></text:h>
      <text:p text:style-name="P54"><draw:frame draw:style-name="fr2" draw:name="Bild34" text:anchor-type="paragraph" svg:y="-0.0189in" svg:width="3.3862in" svg:height="1.4839in" draw:z-index="40"><draw:image xlink:href="Pictures/10000001000001FC000000DF9728AEC3F3DFC85E.png" xlink:type="simple" xlink:show="embed" xlink:actuate="onLoad" draw:mime-type="image/png"/></draw:frame>Adds a parent relationship.</text:p>
      <text:p text:style-name="P54">Select a bone, hold down shift, select the bone that you want to parent it to. Perform Make Parent. In the pop-up choose the method that you want to use. </text:p>
      <text:p text:style-name="P56"/>
      <text:h text:style-name="Heading_20_3" text:outline-level="3"><draw:frame draw:style-name="fr3" draw:name="Bild35" text:anchor-type="paragraph" svg:x="6.2016in" svg:y="0.2543in" svg:width="1.161in" svg:height="1.5in" draw:z-index="41"><draw:image xlink:href="Pictures/10000001000000AE000000E178F6D45D44B2689A.png" xlink:type="simple" xlink:show="embed" xlink:actuate="onLoad" draw:mime-type="image/png"/></draw:frame><text:bookmark-start text:name="__RefHeading___Toc7148_126077488"/>Connected<text:bookmark-end text:name="__RefHeading___Toc7148_126077488"/></text:h>
      <text:p text:style-name="P54">The child bone will jump to the position of the tail joint of the parent bone. </text:p>
      <text:p text:style-name="P54"/>
      <text:p text:style-name="P54"/>
      <text:p text:style-name="P54"/>
      <text:h text:style-name="Heading_20_3" text:outline-level="3"><draw:frame draw:style-name="fr3" draw:name="Bild36" text:anchor-type="paragraph" svg:x="5.9291in" svg:y="0.2528in" svg:width="1.4807in" svg:height="1.2083in" draw:z-index="42"><draw:image xlink:href="Pictures/10000001000000DE000000B541B51CEC9182A256.png" xlink:type="simple" xlink:show="embed" xlink:actuate="onLoad" draw:mime-type="image/png"/></draw:frame><text:bookmark-start text:name="__RefHeading___Toc7150_126077488"/>Keep Offset<text:bookmark-end text:name="__RefHeading___Toc7150_126077488"/></text:h>
      <text:p text:style-name="P54">The bone will remain in its original position. The relationship will be displayed by a black dotted line.</text:p>
      <text:p text:style-name="P54"/>
      <text:p text:style-name="P54"/>
      <text:h text:style-name="Heading_20_4" text:outline-level="4"><draw:frame draw:style-name="fr2" draw:name="Bild37" text:anchor-type="paragraph" svg:y="0.1398in" svg:width="1.878in" svg:height="0.4016in" draw:z-index="43"><draw:image xlink:href="Pictures/100000010000011A0000003C770BE39E6AF30EF8.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4">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57"><draw:frame draw:style-name="fr2" draw:name="Bild38" text:anchor-type="paragraph" svg:y="0.1398in" svg:width="1.2402in" svg:height="0.5665in" draw:z-index="44"><draw:image xlink:href="Pictures/10000001000000BA00000055CFB0460C3E32B1FE.png" xlink:type="simple" xlink:show="embed" xlink:actuate="onLoad" draw:mime-type="image/png"/></draw:frame>Clears the parent relationship of the selected bone(s). It calls a pop-up menu<text:span text:style-name="T37">. </text:span>Choose between two methods.</text:p>
      <text:h text:style-name="Heading_20_3" text:outline-level="3"><text:bookmark-start text:name="__RefHeading___Toc7156_126077488"/><text:soft-page-break/>Clear Parent<text:bookmark-end text:name="__RefHeading___Toc7156_126077488"/></text:h>
      <text:p text:style-name="P57">Clears the parent relationship of the selected bone(s).</text:p>
      <text:h text:style-name="Heading_20_3" text:outline-level="3"><text:bookmark-start text:name="__RefHeading___Toc7158_126077488"/>Disconnect Bone<text:bookmark-end text:name="__RefHeading___Toc7158_126077488"/></text:h>
      <text:p text:style-name="P57">The parent ship is kept. Turns a Connected parent relationship into a Keep Offset parent relationship. You can move the disconnected bone around without to pull the parent with it.</text:p>
      <text:h text:style-name="Heading_20_3" text:outline-level="3"><draw:frame draw:style-name="fr2" draw:name="Bild39" text:anchor-type="paragraph" svg:y="0.1398in" svg:width="1.878in" svg:height="0.4055in" draw:z-index="45"><draw:image xlink:href="Pictures/100000010000011A0000003D0029AFD5D05668C5.png" xlink:type="simple" xlink:show="embed" xlink:actuate="onLoad" draw:mime-type="image/png"/></draw:frame><text:bookmark-start text:name="__RefHeading___Toc7160_126077488"/>Last Operator <text:span text:style-name="T13">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55">Choose between Clear Parent and Disconnect Bone method again.</text:p>
      <text:p text:style-name="Horizontal_20_Line"/>
      <text:h text:style-name="P107" text:outline-level="2"><draw:frame draw:style-name="fr2" draw:name="Bild330" text:anchor-type="paragraph" svg:y="0.0827in" svg:width="1.6339in" svg:height="0.878in" draw:z-index="46"><draw:image xlink:href="Pictures/10000001000000F5000000844A25B95641B097E5.png" xlink:type="simple" xlink:show="embed" xlink:actuate="onLoad" draw:mime-type="image/png"/></draw:frame><text:bookmark-start text:name="__RefHeading___Toc13050_2198747602"/>Bone Settings - <text:span text:style-name="T39">Submenu</text:span><text:bookmark-end text:name="__RefHeading___Toc13050_2198747602"/></text:h>
      <text:p text:style-name="P60">Bone Settings is a menu with <text:span text:style-name="T32">menu items to toggle special checkboxes in the Properties editor. But here you can do it for a selection too, and not just one object.</text:span></text:p>
      <text:h text:style-name="P115" text:outline-level="3"><draw:frame draw:style-name="fr2" draw:name="Bild333" text:anchor-type="paragraph" svg:y="0.1354in" svg:width="1.878in" svg:height="0.7083in" draw:z-index="47"><draw:image xlink:href="Pictures/100000010000011A0000006A3E6540A4A87927F9.png" xlink:type="simple" xlink:show="embed" xlink:actuate="onLoad" draw:mime-type="image/png"/></draw:frame><text:bookmark-start text:name="__RefHeading___Toc12884_2041621449"/>Last Operator Collection Boolean Set<text:bookmark-end text:name="__RefHeading___Toc12884_2041621449"/></text:h>
      <text:p text:style-name="P58">Each of the menu items uses the same Last Operator. With different strings for the booleans.</text:p>
      <text:p text:style-name="Horizontal_20_Line"/>
      <text:h text:style-name="Heading_20_2" text:outline-level="2"><draw:frame draw:style-name="fr2" draw:name="Bild40" text:anchor-type="paragraph" svg:y="0.3055in" svg:width="2.6256in" svg:height="0.4689in" draw:z-index="48"><draw:image xlink:href="Pictures/100000010000018A00000046E35A481341636A57.png" xlink:type="simple" xlink:show="embed" xlink:actuate="onLoad" draw:mime-type="image/png"/></draw:frame><text:bookmark-start text:name="__RefHeading___Toc7005_126077488"/>Show/Hide – <text:span text:style-name="T39">Submenu</text:span><text:bookmark-end text:name="__RefHeading___Toc7005_126077488"/></text:h>
      <text:p text:style-name="P26">Show or hide <text:span text:style-name="T33">the selected bones</text:span> in the viewport. </text:p>
      <text:h text:style-name="Heading_20_3" text:outline-level="3"><text:bookmark-start text:name="__RefHeading___Toc4004_2674396238"/>Show Hidden<text:bookmark-end text:name="__RefHeading___Toc4004_2674396238"/></text:h>
      <text:p text:style-name="P25">Makes all <text:span text:style-name="T34">bones</text:span> visible again.</text:p>
      <text:h text:style-name="Heading_20_3" text:outline-level="3"><text:bookmark-start text:name="__RefHeading___Toc4006_2674396238"/>Hide Selected<text:bookmark-end text:name="__RefHeading___Toc4006_2674396238"/></text:h>
      <text:p text:style-name="P25">Hides the selected <text:span text:style-name="T34">bones</text:span>.</text:p>
      <text:h text:style-name="Heading_20_3" text:outline-level="3"><text:bookmark-start text:name="__RefHeading___Toc4008_2674396238"/>Hide Unselected<text:bookmark-end text:name="__RefHeading___Toc4008_2674396238"/></text:h>
      <text:p text:style-name="P25">Hides the not selected <text:span text:style-name="T34">bones</text:span>. The selected <text:span text:style-name="T34">bones</text:span> stays visible.</text:p>
      <text:p text:style-name="P23"/>
      <text:p text:style-name="Horizontal_20_Line"/>
      <text:h text:style-name="Heading_20_2" text:outline-level="2"><draw:frame draw:style-name="fr2" draw:name="Bild41" text:anchor-type="paragraph" svg:y="0.3236in" svg:width="1.6953in" svg:height="1.8618in" draw:z-index="49"><draw:image xlink:href="Pictures/100000010000012600000143D5A08CF95BF1EF1D.png" xlink:type="simple" xlink:show="embed" xlink:actuate="onLoad" draw:mime-type="image/png"/></draw:frame><text:bookmark-start text:name="__RefHeading___Toc7012_126077488"/>Delete <text:span text:style-name="T39">S</text:span>elected <text:span text:style-name="T39">B</text:span>one<text:span text:style-name="T39">(</text:span>s<text:span text:style-name="T39">)</text:span><text:bookmark-end text:name="__RefHeading___Toc7012_126077488"/></text:h>
      <text:p text:style-name="P24">Deletes the selected bones. The hierarchy is kept. The involved bones becomes disconnect<text:span text:style-name="T35">ed</text:span>.</text:p>
      <text:p text:style-name="P24"/>
      <text:p text:style-name="P24"/>
      <text:p text:style-name="P24"><text:soft-page-break/></text:p>
      <text:p text:style-name="P24"/>
      <text:p text:style-name="P24"><draw:frame draw:style-name="fr2" draw:name="Bild42" text:anchor-type="paragraph" svg:y="0.0417in" svg:width="1.7646in" svg:height="1.8681in" draw:z-index="50"><draw:image xlink:href="Pictures/100000010000012F00000141FA3AEE570D07AC5D.png" xlink:type="simple" xlink:show="embed" xlink:actuate="onLoad" draw:mime-type="image/png"/></draw:frame></text:p>
      <text:h text:style-name="Heading_20_2" text:outline-level="2"><text:bookmark-start text:name="__RefHeading___Toc7014_126077488"/>Dissolve <text:span text:style-name="T39">S</text:span>elected <text:span text:style-name="T39">B</text:span>one<text:span text:style-name="T39">(</text:span>s<text:span text:style-name="T39">)</text:span><text:bookmark-end text:name="__RefHeading___Toc7014_126077488"/></text:h>
      <text:p text:style-name="P24">Merges the selected bone<text:span text:style-name="T35"> or joint</text:span> with its hierarchical neighbour b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54e18b" style:font-size-asian="10pt" style:font-size-complex="10pt"/>
    </style:style>
    <style:style style:name="MT6" style:family="text">
      <style:text-properties fo:font-size="10pt" officeooo:rsid="0354ee9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3</text:span><text:span text:style-name="MT5">8</text:span><text:span text:style-name="MT3"> Editors - 3D View</text:span><text:span text:style-name="MT6">port</text:span><text:span text:style-name="MT3"> - Header - Armature - Edit mode - Armature menu</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9M2S</meta:editing-duration>
    <meta:editing-cycles>803</meta:editing-cycles>
    <meta:generator>LibreOffice/7.4.6.2$Windows_X86_64 LibreOffice_project/5b1f5509c2decdade7fda905e3e1429a67acd63d</meta:generator>
    <dc:date>2024-03-29T12:50:58.037000000</dc:date>
    <meta:document-statistic meta:table-count="8" meta:image-count="63" meta:object-count="0" meta:page-count="19" meta:paragraph-count="443" meta:word-count="2836" meta:character-count="16559" meta:non-whitespace-character-count="14131"/>
    <meta:template xlink:type="simple" xlink:actuate="onRequest" xlink:title="standard1cm" xlink:href="../../../AppData/Roaming/LibreOffice/4/user/template/standard1cm.ott" meta:date="2016-03-29T10:15:31.334000000"/>
  </office:meta>
</office:document-meta>
</file>